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text-properties officeooo:paragraph-rsid="00182674"/>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left="0.5in" fo:margin-right="0in" fo:margin-top="0in" fo:margin-bottom="0in" loext:contextual-spacing="false" fo:text-indent="0in" style:auto-text-indent="false"/>
    </style:style>
    <style:style style:name="P6" style:family="paragraph" style:parent-style-name="Text_20_body" style:list-style-name="L2">
      <style:paragraph-properties fo:margin-left="0.5in" fo:margin-right="0in" fo:margin-top="0in" fo:margin-bottom="0in" loext:contextual-spacing="false" fo:text-indent="0in" style:auto-text-indent="false"/>
      <style:text-properties officeooo:paragraph-rsid="00182674"/>
    </style:style>
    <style:style style:name="P7" style:family="paragraph" style:parent-style-name="Heading_20_2">
      <style:text-properties officeooo:paragraph-rsid="00182674"/>
    </style:style>
    <style:style style:name="P8" style:family="paragraph" style:parent-style-name="Preformatted_20_Text">
      <style:text-properties officeooo:paragraph-rsid="00182674"/>
    </style:style>
    <style:style style:name="P9" style:family="paragraph" style:parent-style-name="Heading_20_3">
      <style:text-properties officeooo:paragraph-rsid="00182674"/>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officeooo:paragraph-rsid="00182674"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officeooo:paragraph-rsid="00182674" style:font-style-asian="italic" style:font-style-complex="italic"/>
    </style:style>
    <style:style style:name="P14" style:family="paragraph" style:parent-style-name="Table_20_Contents">
      <style:text-properties officeooo:paragraph-rsid="00182674"/>
    </style:style>
    <style:style style:name="P15" style:family="paragraph" style:parent-style-name="First_20_paragraph">
      <style:text-properties officeooo:paragraph-rsid="00182674"/>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BASIC MALTESE GRAMMAR</text:span><text:line-break/>By<text:line-break/>Grazio Falzon<text:line-break/><text:line-break/></text:p>
      <text:h text:style-name="P7" text:outline-level="2"><text:bookmark-start text:name="table-of-contents"/>TABLE OF CONTENTS<text:bookmark-end text:name="table-of-contents"/></text:h>
      <text:list xml:id="list1331789520" text:style-name="L2">
        <text:list-item>
          <text:p text:style-name="P6"><text:a xlink:type="simple" xlink:href="http://www.oocities.org/f_scicluna/basic.html?201916#alp" text:style-name="Internet_20_link" text:visited-style-name="Visited_20_Internet_20_Link"><text:span text:style-name="Definition">ALPHABET</text:span></text:a></text:p>
        </text:list-item>
        <text:list-item>
          <text:p text:style-name="P6"><text:a xlink:type="simple" xlink:href="http://www.oocities.org/f_scicluna/basic.html?201916#art" text:style-name="Internet_20_link" text:visited-style-name="Visited_20_Internet_20_Link"><text:span text:style-name="Definition">ARTICLE</text:span></text:a></text:p>
        </text:list-item>
        <text:list-item>
          <text:p text:style-name="P6"><text:a xlink:type="simple" xlink:href="http://www.oocities.org/f_scicluna/basic.html?201916#pro" text:style-name="Internet_20_link" text:visited-style-name="Visited_20_Internet_20_Link"><text:span text:style-name="Definition">PRONOUN</text:span></text:a></text:p>
        </text:list-item>
        <text:list-item>
          <text:p text:style-name="P6"><text:a xlink:type="simple" xlink:href="http://www.oocities.org/f_scicluna/basic.html?201916#adv" text:style-name="Internet_20_link" text:visited-style-name="Visited_20_Internet_20_Link"><text:span text:style-name="Definition">ADVERB</text:span></text:a></text:p>
        </text:list-item>
        <text:list-item>
          <text:p text:style-name="P6"><text:a xlink:type="simple" xlink:href="http://www.oocities.org/f_scicluna/basic.html?201916#gen" text:style-name="Internet_20_link" text:visited-style-name="Visited_20_Internet_20_Link"><text:span text:style-name="Definition">GENDER</text:span></text:a></text:p>
        </text:list-item>
        <text:list-item>
          <text:p text:style-name="P6"><text:a xlink:type="simple" xlink:href="http://www.oocities.org/f_scicluna/basic.html?201916#com" text:style-name="Internet_20_link" text:visited-style-name="Visited_20_Internet_20_Link"><text:span text:style-name="Definition">COMPARISON</text:span></text:a></text:p>
        </text:list-item>
        <text:list-item>
          <text:p text:style-name="P6"><text:a xlink:type="simple" xlink:href="http://www.oocities.org/f_scicluna/basic.html?201916#num" text:style-name="Internet_20_link" text:visited-style-name="Visited_20_Internet_20_Link"><text:span text:style-name="Definition">NUMBER</text:span></text:a></text:p>
        </text:list-item>
        <text:list-item>
          <text:p text:style-name="P6"><text:a xlink:type="simple" xlink:href="http://www.oocities.org/f_scicluna/basic.html?201916#ver" text:style-name="Internet_20_link" text:visited-style-name="Visited_20_Internet_20_Link"><text:span text:style-name="Definition">VERB</text:span></text:a></text:p>
        </text:list-item>
        <text:list-item>
          <text:p text:style-name="P6"><text:a xlink:type="simple" xlink:href="http://www.oocities.org/f_scicluna/basic.html?201916#suf" text:style-name="Internet_20_link" text:visited-style-name="Visited_20_Internet_20_Link"><text:span text:style-name="Definition">SUFFIX</text:span></text:a></text:p>
        </text:list-item>
        <text:list-item>
          <text:p text:style-name="P6"><text:a xlink:type="simple" xlink:href="http://www.oocities.org/f_scicluna/basic.html?201916#neg" text:style-name="Internet_20_link" text:visited-style-name="Visited_20_Internet_20_Link"><text:span text:style-name="Definition">NEGATIVE</text:span></text:a></text:p>
        </text:list-item>
        <text:list-item>
          <text:p text:style-name="P6"><text:a xlink:type="simple" xlink:href="http://www.oocities.org/f_scicluna/basic.html?201916#con" text:style-name="Internet_20_link" text:visited-style-name="Visited_20_Internet_20_Link"><text:span text:style-name="Definition">CONDITIONAL</text:span></text:a></text:p>
        </text:list-item>
        <text:list-item>
          <text:p text:style-name="P6"><text:a xlink:type="simple" xlink:href="http://www.oocities.org/f_scicluna/basic.html?201916#fut" text:style-name="Internet_20_link" text:visited-style-name="Visited_20_Internet_20_Link"><text:span text:style-name="Definition"><text:span text:style-name="T1">FUTURE</text:span></text:span></text:a></text:p>
        </text:list-item>
      </text:list>
      <text:p text:style-name="P14"><text:line-break/><text:line-break/><text:line-break/></text:p>
      <text:h text:style-name="P9" text:outline-level="3"><text:bookmark-start text:name="the-alphabet"/>THE ALPHABET<text:bookmark-end text:name="the-alphabet"/></text:h>
      <text:p text:style-name="P8"/>
      <text:p text:style-name="P8"><text:s text:c="8"/>LETTER <text:s/>APPROXIMATE PRONUNCIATION <text:s text:c="6"/>SYMBOL <text:s text:c="5"/>EXAMPLES</text:p>
      <text:p text:style-name="P8"><text:s text:c="8"/>------ <text:s/>------------------------- <text:s text:c="6"/>------ <text:s text:c="5"/>--------</text:p>
      <text:p text:style-name="P8"/>
      <text:p text:style-name="P8"><text:s text:c="8"/>A <text:s text:c="6"/>short, like 'u' in 'shut' <text:s text:c="6"/>a <text:s text:c="10"/>raba</text:p>
      <text:p text:style-name="P8"><text:s text:c="16"/>long, like 'a' in 'far' <text:s text:c="8"/>a: <text:s text:c="9"/>sala</text:p>
      <text:p text:style-name="P8"/>
      <text:p text:style-name="P8"><text:s text:c="8"/>B <text:s text:c="6"/>like Eng. b <text:s text:c="20"/>b <text:s text:c="10"/>blu</text:p>
      <text:p text:style-name="P8"/>
      <text:p text:style-name="P8"><text:s text:c="8"/>C <text:s text:c="6"/>like ch in 'church' <text:s text:c="12"/>ch <text:s text:c="9"/>coff</text:p>
      <text:p text:style-name="P8"/>
      <text:p text:style-name="P8"><text:s text:c="8"/>D <text:s text:c="6"/>like Eng. d <text:s text:c="20"/>d <text:s text:c="10"/>demm</text:p>
      <text:p text:style-name="P8"/>
      <text:p text:style-name="P8"><text:s text:c="8"/>E <text:s text:c="6"/>short, as e in 'shed' <text:s text:c="10"/>e <text:s text:c="10"/>dell</text:p>
      <text:p text:style-name="P8"><text:s text:c="16"/>long, as ai in <text:s/>'hair' <text:s text:c="9"/>e: <text:s text:c="9"/>gelu</text:p>
      <text:p text:style-name="P8"/>
      <text:p text:style-name="P8"><text:s text:c="8"/>F <text:s text:c="6"/>like Eng. f <text:s text:c="20"/>f <text:s text:c="10"/>frott</text:p>
      <text:p text:style-name="P8"/>
      <text:p text:style-name="P8"><text:s text:c="8"/>G <text:s text:c="6"/>like j in 'join' <text:s text:c="15"/>j <text:s text:c="10"/>gbejna</text:p>
      <text:p text:style-name="P8"/>
      <text:p text:style-name="P8"><text:s text:c="8"/>G <text:s text:c="6"/>like g in 'great' <text:s text:c="14"/>g <text:s text:c="10"/>gardell</text:p>
      <text:p text:style-name="P8"/>
      <text:p text:style-name="P8"><text:s text:c="8"/>H <text:s text:c="6"/>silent within a word; <text:s text:c="22"/>fehem</text:p>
      <text:p text:style-name="P8"><text:soft-page-break/></text:p>
      <text:p text:style-name="P8"><text:s text:c="16"/>pronounced like h in hen</text:p>
      <text:p text:style-name="P8"><text:s text:c="16"/>when at the end of a word <text:s text:c="6"/>h <text:s text:c="10"/>fih</text:p>
      <text:p text:style-name="P8"/>
      <text:p text:style-name="P8"><text:s text:c="8"/>H <text:s text:c="6"/>like h in 'house' <text:s text:c="14"/>h <text:s text:c="10"/>hamsa</text:p>
      <text:p text:style-name="P8"><text:s text:c="5"/></text:p>
      <text:p text:style-name="P8"><text:s text:c="8"/>I <text:s text:c="6"/>short, as i in <text:s/>'fit' <text:s text:c="10"/>i <text:s text:c="10"/>fitt</text:p>
      <text:p text:style-name="P8"><text:s text:c="16"/>long, as ee in 'jeep' <text:s text:c="10"/>i: <text:s text:c="9"/>ilu</text:p>
      <text:p text:style-name="P8"/>
      <text:p text:style-name="P8"><text:s text:c="8"/>J <text:s text:c="6"/>like y in <text:s/>'yes' <text:s text:c="15"/>y <text:s text:c="10"/>jannar</text:p>
      <text:p text:style-name="P8"/>
      <text:p text:style-name="P8"><text:s text:c="8"/>K <text:s text:c="6"/>like k in 'kit' <text:s text:c="16"/>k <text:s text:c="10"/>kelma</text:p>
      <text:p text:style-name="P8"/>
      <text:p text:style-name="P8"><text:s text:c="8"/>L <text:s text:c="6"/>like l in 'life' <text:s text:c="15"/>l <text:s text:c="10"/>landa</text:p>
      <text:p text:style-name="P8"/>
      <text:p text:style-name="P8"><text:s text:c="8"/>M <text:s text:c="6"/>as in Eng. <text:s text:c="21"/>m <text:s text:c="10"/>mans</text:p>
      <text:p text:style-name="P8"/>
      <text:p text:style-name="P8"><text:s text:c="8"/>N <text:s text:c="6"/>as in Eng. <text:s text:c="21"/>n <text:s text:c="10"/>nisel</text:p>
      <text:p text:style-name="P8"/>
      <text:p text:style-name="P8"><text:s text:c="8"/>O <text:s text:c="6"/>short, like o in got <text:s text:c="11"/>o <text:s text:c="10"/>bott</text:p>
      <text:p text:style-name="P8"><text:s text:c="16"/>long, like aw in law <text:s text:c="11"/>o: <text:s text:c="9"/>sod</text:p>
      <text:p text:style-name="P8"/>
      <text:p text:style-name="P8"><text:s text:c="8"/>GH <text:s text:c="5"/>mostly silent (*) <text:s text:c="26"/>boghod</text:p>
      <text:p text:style-name="P8"/>
      <text:p text:style-name="P8"><text:s text:c="8"/>P <text:s text:c="6"/>as in Eng. <text:s text:c="21"/>p <text:s text:c="10"/>patata</text:p>
      <text:p text:style-name="P8"/>
      <text:p text:style-name="P8"><text:s text:c="8"/>Q <text:s text:c="6"/>glottal plosive sound <text:s text:c="10"/>' <text:s text:c="10"/>dqiq</text:p>
      <text:p text:style-name="P8"><text:s text:c="16"/>produced by the closure of</text:p>
      <text:p text:style-name="P8"><text:s text:c="16"/>the vocal chords followed</text:p>
      <text:p text:style-name="P8"><text:s text:c="16"/>by their sudden separation</text:p>
      <text:p text:style-name="P8"/>
      <text:p text:style-name="P8"><text:s text:c="8"/>R <text:s text:c="6"/>trilled like Scottish r <text:s text:c="8"/>r <text:s text:c="10"/>marsus</text:p>
      <text:p text:style-name="P8"/>
      <text:p text:style-name="P8"><text:s text:c="8"/>S <text:s text:c="6"/>like s in 'sea' <text:s text:c="16"/>s <text:s text:c="10"/>sinjur</text:p>
      <text:p text:style-name="P8"/>
      <text:p text:style-name="P8"><text:s text:c="8"/>T <text:s text:c="6"/>like t in French 'tante' <text:s text:c="7"/>t <text:s text:c="10"/>tfajla</text:p>
      <text:p text:style-name="P8"><text:s text:c="2"/></text:p>
      <text:p text:style-name="P8"><text:s text:c="8"/>U <text:s text:c="6"/>short, like u in 'full' <text:s text:c="8"/>u <text:s text:c="10"/>pulptu</text:p>
      <text:p text:style-name="P8"><text:s text:c="16"/>long, like oo in 'fool' <text:s text:c="8"/>u: <text:s text:c="9"/>hut</text:p>
      <text:p text:style-name="P8"/>
      <text:p text:style-name="P8"><text:s text:c="8"/>V <text:s text:c="6"/>as in Eng. <text:s text:c="21"/>v <text:s text:c="10"/>iva</text:p>
      <text:p text:style-name="P8"/>
      <text:p text:style-name="P8"><text:s text:c="8"/>W <text:s text:c="6"/>like w in 'war' <text:s text:c="16"/>w <text:s text:c="10"/>werwer</text:p>
      <text:p text:style-name="P8"/>
      <text:p text:style-name="P8"><text:s text:c="8"/>X <text:s text:c="6"/>like sh in 'sheep' <text:s text:c="13"/>sh <text:s text:c="9"/>xadina</text:p>
      <text:p text:style-name="P8"/>
      <text:p text:style-name="P8"><text:s text:c="8"/>Z <text:s text:c="6"/>voiced, like z in <text:s/>'fuzz' <text:s text:c="6"/>z <text:s text:c="10"/>zunzan</text:p>
      <text:p text:style-name="P8"/>
      <text:p text:style-name="P8"><text:s text:c="8"/>Z <text:s text:c="6"/>unvoiced, like ts in 'hats' <text:s text:c="4"/>ts <text:s text:c="9"/>pinzell</text:p>
      <text:p text:style-name="P8"/>
      <text:p text:style-name="P8"/>
      <text:p text:style-name="P8">(*) 'GH' is regarded as a single letter in Maltese. When it precedes or</text:p>
      <text:p text:style-name="P8">follows any one of the vowels 'a', 'e', 'o' it prolongs the sound of the</text:p>
      <text:p text:style-name="P8">vowel. In my phonetic transcription this is shown by : after the</text:p>
      <text:p text:style-name="P8"><text:soft-page-break/>vowel concerned.</text:p>
      <text:p text:style-name="P8"/>
      <text:p text:style-name="P8">When 'GH' is followed by the vowel 'i' it takes the sound of 'ay' in the</text:p>
      <text:p text:style-name="P8">English word 'bay'. When 'GH' is followed by the vowel 'u' it takes the</text:p>
      <text:p text:style-name="P8">sound of 'ou' in the English word 'soul'.</text:p>
      <text:p text:style-name="P8"/>
      <text:p text:style-name="P8">When 'GH' is the final letter in a word, it is pronounced as a soft</text:p>
      <text:p text:style-name="P8">aspirate sound like 'h' in the English word 'hair'.</text:p>
      <text:p text:style-name="P8"/>
      <text:p text:style-name="P8">The phonetic transcription will show the correct variation in</text:p>
      <text:p text:style-name="P8">pronunciation.</text:p>
      <text:p text:style-name="P8"/>
      <text:p text:style-name="P8">N.B.(1) General rules governing the length of vowels:</text:p>
      <text:p text:style-name="P8"/>
      <text:p text:style-name="P8"><text:s text:c="8"/>-- All vowels at the end of a word are short and unstressed.</text:p>
      <text:p text:style-name="P8"><text:s text:c="3"/></text:p>
      <text:p text:style-name="P8"/>
      <text:p text:style-name="P8"><text:s text:c="8"/>-- All vowels are long when they are stressed and are followed</text:p>
      <text:p text:style-name="P8"><text:s text:c="11"/>by one consonant. They are short when followed by more than</text:p>
      <text:p text:style-name="P8"><text:s text:c="11"/>one consonant.</text:p>
      <text:p text:style-name="P8"/>
      <text:p text:style-name="P8"><text:s text:c="8"/>-- A long vowel becomes shorter when the word in which it occurs</text:p>
      <text:p text:style-name="P8"><text:s text:c="11"/>is followed by a word beginning with a consonant and carrying</text:p>
      <text:p text:style-name="P8"><text:s text:c="11"/>the main stress. E.g. dar sabiha.</text:p>
      <text:p text:style-name="P8"/>
      <text:p text:style-name="P8"/>
      <text:p text:style-name="P8"/>
      <text:p text:style-name="P8">N.B.(2) My phonetic transcription will also show the differences in</text:p>
      <text:p text:style-name="P8">pronunciation of 'g' in 'gobon' and 'g' in 'gidba', 'z' in 'zija' and 'z'</text:p>
      <text:p text:style-name="P8">in 'zarbun', and between silent and pronounced 'h'.</text:p>
      <text:p text:style-name="P8"/>
      <text:p text:style-name="P8"/>
      <text:p text:style-name="P8">N.B.(3) Doubled consonants are to be lengthened phonetically at the</text:p>
      <text:p text:style-name="P8">beginning of a word or inside it. Thus <text:s/>ll <text:s/>in 'falla' must be pronounced</text:p>
      <text:p text:style-name="P8">not with one <text:s/>l <text:s/>as in English 'fuller' but with the first <text:s/>l <text:s/>closing</text:p>
      <text:p text:style-name="P8">the first syllable and with the second <text:s/>l <text:s/>opening the second syllable.</text:p>
      <text:p text:style-name="P8">Approximate phonetic analogy in English would be the pronunciation of</text:p>
      <text:p text:style-name="P8">"full life".</text:p>
      <text:p text:style-name="P14"><text:line-break/><text:line-break/><text:line-break/></text:p>
      <text:h text:style-name="P9" text:outline-level="3"><text:bookmark-start text:name="the-article"/>THE ARTICLE<text:bookmark-end text:name="the-article"/></text:h>
      <text:p text:style-name="P14">The definite article "the", in Maltese is "l", linked by a hyphen to the following noun or adjective. E.g. l-orizzont (the horizon), l-isbah (the most beautiful).</text:p>
      <text:p text:style-name="P14">The article becomes "il-" if the following word begins with a consonant. E.g. il-mera (the mirror), il-quddiesa (the Mass), il-qamar (the moon), il-lapis (the pencil), il-habs (the prison), il-ghasfur or l-ghasfur (the bird), il-herra or l-herra (the rudenss).</text:p>
      <text:p text:style-name="P14"><text:span text:style-name="T1">The definite article changes to match the following word in certain instances when the initial consonant is c, d, n, r, s, t, x, z (voiced), or z E.g. ic-cirku (the circle), id-duhhan (the </text:span><text:soft-page-break/><text:span text:style-name="T1">smoke), in-nemel (the ants), ir-rahal (the village), is-suwed (the blacks), it-tagen (the frying pan), ix-xitan (the devil), iz-zalza (the sauce), iz-zunzan (the bee).</text:span><text:line-break/></text:p>
      <text:h text:style-name="P9" text:outline-level="3"><text:bookmark-start text:name="pronouns"/>PRONOUNS<text:bookmark-end text:name="pronouns"/></text:h>
      <text:p text:style-name="P14"/>
      <text:h text:style-name="P9" text:outline-level="3"><text:bookmark-start text:name="personal-pronouns"/>PERSONAL PRONOUNS<text:bookmark-end text:name="personal-pronouns"/></text:h>
      <text:p text:style-name="P11">Personal pronouns in Maltese can also function as verbs. Thus:</text:p>
      <text:p text:style-name="P8"><text:s text:c="8"/>Singular: </text:p>
      <text:p text:style-name="P8"/>
      <text:p text:style-name="P8"><text:s text:c="8"/>Jien (or Jiena) = <text:s text:c="2"/>I; I am</text:p>
      <text:p text:style-name="P8"><text:s text:c="8"/>Int (or Inti) <text:s text:c="2"/>= <text:s text:c="2"/>You; You are <text:s text:c="3"/></text:p>
      <text:p text:style-name="P8"><text:s text:c="8"/>Hu (or Huwa) <text:s text:c="3"/>= <text:s text:c="2"/>He; He is</text:p>
      <text:p text:style-name="P8"><text:s text:c="8"/>Hi (or Hija) <text:s text:c="3"/>= <text:s text:c="2"/>She; She is</text:p>
      <text:p text:style-name="P8"/>
      <text:p text:style-name="P8"/>
      <text:p text:style-name="P8"><text:s text:c="8"/>Plural:</text:p>
      <text:p text:style-name="P8"/>
      <text:p text:style-name="P8"><text:s text:c="8"/>Ahna <text:s text:c="7"/>= <text:s text:c="2"/>We; We are</text:p>
      <text:p text:style-name="P8"><text:s text:c="8"/>Intom <text:s text:c="6"/>= <text:s text:c="2"/>You; You are</text:p>
      <text:p text:style-name="P8"><text:s text:c="8"/>Huma <text:s text:c="7"/>= <text:s text:c="2"/>They; They are</text:p>
      <text:p text:style-name="P11">The negative of the verbal mode of the pronoun is made by surrounding the pronoun with "ma" before the pronoun and "x" appended to it. Thus:</text:p>
      <text:p text:style-name="P8"><text:s text:c="8"/>ma jiniex (or miniex) <text:s text:c="2"/>I am not</text:p>
      <text:p text:style-name="P8"><text:s text:c="8"/>mintix <text:s text:c="9"/>You are not</text:p>
      <text:p text:style-name="P8"><text:s text:c="8"/>mhuwiex (or mhux) <text:s text:c="2"/>He is not</text:p>
      <text:p text:style-name="P8"><text:s text:c="8"/>mhijiex (or mhix) <text:s text:c="2"/>She is not</text:p>
      <text:p text:style-name="P8"><text:s text:c="8"/>mahniex <text:s text:c="8"/>We are not</text:p>
      <text:p text:style-name="P8"><text:s text:c="8"/>mintomx <text:s text:c="8"/>You are not</text:p>
      <text:p text:style-name="P8"><text:s text:c="8"/>mhumiex <text:s text:c="8"/>They are not</text:p>
      <text:p text:style-name="P14"><text:line-break/></text:p>
      <text:h text:style-name="P9" text:outline-level="3"><text:bookmark-start text:name="demonstrative-adjectives-pronouns"/>DEMONSTRATIVE ADJECTIVES / PRONOUNS<text:bookmark-end text:name="demonstrative-adjectives-pronouns"/></text:h>
      <text:p text:style-name="P8"><text:s text:c="12"/>singular <text:s text:c="7"/>plural</text:p>
      <text:p text:style-name="P8"/>
      <text:p text:style-name="P8">masculine <text:s text:c="6"/>dan (this) <text:s text:c="5"/>dawn (these)</text:p>
      <text:p text:style-name="P8"><text:s text:c="12"/>dak (that) <text:s text:c="5"/>dawk (those)</text:p>
      <text:p text:style-name="P8"/>
      <text:p text:style-name="P8">feminine <text:s text:c="7"/>din (this) <text:s text:c="5"/>dawn (these)</text:p>
      <text:p text:style-name="P8"><text:s text:c="12"/>dik (that) <text:s text:c="5"/>dawk (those)</text:p>
      <text:p text:style-name="P8"/>
      <text:p text:style-name="P8">E.g. Dan il-hanut (this store)(adj)</text:p>
      <text:p text:style-name="P8"><text:s text:c="5"/>Dan hu l-hanut (this is the store)(pron)</text:p>
      <text:p text:style-name="P8"/>
      <text:p text:style-name="P8"><text:s text:c="5"/>Dik is-sinjura (that lady)(adj)</text:p>
      <text:p text:style-name="P8"><text:s text:c="5"/>Dik hija s-sinjura (that is the lady)(pron)</text:p>
      <text:p text:style-name="P14"><text:line-break/><text:soft-page-break/></text:p>
      <text:h text:style-name="P9" text:outline-level="3"><text:bookmark-start text:name="relative-pronoun"/>RELATIVE PRONOUN<text:bookmark-end text:name="relative-pronoun"/></text:h>
      <text:p text:style-name="P11">The relative pronouns who, whom, that, which are rendered in Maltese by the particle "li".</text:p>
      <text:p text:style-name="P8"><text:s text:c="4"/>L-ittra li bghattli. (The letter you sent me).</text:p>
      <text:p text:style-name="P8"><text:s text:c="4"/>Ma rajtx il-programmi li semmejtli. (I didn't see the programs you</text:p>
      <text:p text:style-name="P8"><text:s text:c="4"/>mentioned to me).</text:p>
      <text:p text:style-name="P8"><text:s text:c="4"/>Dan hu l-frigg li jmissna nixtru. (This is the fridge we should</text:p>
      <text:p text:style-name="P8"><text:s text:c="4"/>buy).</text:p>
      <text:p text:style-name="P14"><text:line-break/></text:p>
      <text:h text:style-name="P9" text:outline-level="3"><text:bookmark-start text:name="interrogative-pronouns"/>INTERROGATIVE PRONOUNS<text:bookmark-end text:name="interrogative-pronouns"/></text:h>
      <text:p text:style-name="P8"><text:s text:c="4"/>Min (Who)</text:p>
      <text:p text:style-name="P8"><text:s text:c="4"/>Liema (Which one)</text:p>
      <text:p text:style-name="P8"><text:s text:c="4"/>Xi (What)</text:p>
      <text:p text:style-name="P8"><text:s text:c="4"/>X (What) before words beginning with a vowel, a single consonant,</text:p>
      <text:p text:style-name="P8"><text:s text:c="4"/>a silent <text:s/>h <text:s/>or <text:s/>gh.</text:p>
      <text:p text:style-name="P8"/>
      <text:p text:style-name="P8"><text:s text:c="3"/>Min hi l-mara tieghu? (Who is his wife?).</text:p>
      <text:p text:style-name="P8"><text:s text:c="3"/>Liema kompjuter se tixtri? (Which computer are you buying?).</text:p>
      <text:p text:style-name="P8"><text:s text:c="3"/>Xi trid? (What do you want?).</text:p>
      <text:p text:style-name="P8"><text:s text:c="3"/>X'tip ta' persuna hu? (What type of person is he?).</text:p>
      <text:p text:style-name="P8"><text:s text:c="3"/>X'ghamlet? (What did she do?).</text:p>
      <text:p text:style-name="P14"><text:line-break/></text:p>
      <text:h text:style-name="P9" text:outline-level="3"><text:bookmark-start text:name="pronominal-suffixes"/>PRONOMINAL SUFFIXES<text:bookmark-end text:name="pronominal-suffixes"/></text:h>
      <text:p text:style-name="P11">The pronominal suffixes appended to nouns, verbs and prepositions are:</text:p>
      <text:p text:style-name="P8"><text:s text:c="4"/>Singular <text:s text:c="15"/>Plural</text:p>
      <text:p text:style-name="P8"/>
      <text:p text:style-name="P8"><text:s text:c="4"/>-i, -ja <text:s/>(my) <text:s text:c="14"/>-na <text:s/>(our) <text:s text:c="12"/></text:p>
      <text:p text:style-name="P8"><text:s text:c="4"/>-ek, -ok, -k <text:s/>(your) <text:s text:c="11"/>-kom <text:s/>(your)</text:p>
      <text:p text:style-name="P8"><text:s text:c="4"/>-u, -h <text:s/>(his) <text:s text:c="14"/>-hom <text:s/>(their) </text:p>
      <text:p text:style-name="P8"><text:s text:c="4"/>-ha <text:s/>(hers) <text:s text:c="12"/>-hom <text:s/>(their)</text:p>
      <text:p text:style-name="P8"><text:s/></text:p>
      <text:p text:style-name="P8"><text:s text:c="3"/>E.g. mieghek (with you); tajthom (I gave them); gismi (my body);</text:p>
      <text:p text:style-name="P8"><text:s text:c="8"/>ommok (your mother); taghha (hers).</text:p>
      <text:p text:style-name="P14"><text:line-break/></text:p>
      <text:h text:style-name="P9" text:outline-level="3"><text:bookmark-start text:name="possessive-pronouns"/>POSSESSIVE PRONOUNS<text:bookmark-end text:name="possessive-pronouns"/></text:h>
      <text:p text:style-name="P8"><text:s text:c="8"/>Singular <text:s text:c="11"/>Plural</text:p>
      <text:p text:style-name="P8"/>
      <text:p text:style-name="P8">1st person: tieghi (my, mine) <text:s text:c="6"/>taghna (our, ours)</text:p>
      <text:p text:style-name="P8"/>
      <text:p text:style-name="P8">2nd person: tieghek (your, yours) <text:s text:c="6"/>taghkom (your, yours)</text:p>
      <text:p text:style-name="P8"><text:soft-page-break/></text:p>
      <text:p text:style-name="P8">3rd person: tieghu (his, its) <text:s text:c="6"/>taghhom (their,</text:p>
      <text:p text:style-name="P8">theirs)</text:p>
      <text:p text:style-name="P8"><text:s text:c="8"/>taghha (her, hers, its) <text:s text:c="4"/>taghhom (their, theirs) <text:s text:c="4"/></text:p>
      <text:p text:style-name="P14"><text:line-break/></text:p>
      <text:h text:style-name="P9" text:outline-level="3"><text:bookmark-start text:name="adverbs"/>ADVERBS<text:bookmark-end text:name="adverbs"/></text:h>
      <text:p text:style-name="P8"><text:s text:c="4"/></text:p>
      <text:p text:style-name="P8">fejn (where) <text:s text:c="7"/>Fejn hi l-librerija? (Where's the library?)</text:p>
      <text:p text:style-name="P8">hawn (here) <text:s text:c="4"/>Hawn ahna! (Here we are!)</text:p>
      <text:p text:style-name="P8">hemm (there) <text:s text:c="7"/>Meta sejjer hemm? (When are you going there?)</text:p>
      <text:p text:style-name="P8">kullimkien (everywhere) Kullimkien hekk. (It's like this everywhere.)</text:p>
      <text:p text:style-name="P8">meta (when) <text:s text:c="4"/>Meta se titilqu? (When are you leaving?)</text:p>
      <text:p text:style-name="P8">illum (today) <text:s text:c="6"/>Illum temp bnazzi. (Fine weather today.)</text:p>
      <text:p text:style-name="P8">ghada (tomorrow) <text:s text:c="3"/>Tluq ghal ghada. (Departure set for tomorrow.)</text:p>
      <text:p text:style-name="P8">ilbierah (yesterday) <text:s text:c="3"/>Wasalna 'lbierah. (We arrived yesterday.)</text:p>
      <text:p text:style-name="P8">xhin (when) <text:s text:c="4"/>Xhin hi c-cena? (What time is supper?)</text:p>
      <text:p text:style-name="P8">qatt (never) <text:s text:c="7"/>Qatt ma kellu xorti. (He was never lucky.)</text:p>
      <text:p text:style-name="P8">kif (how) <text:s text:c="6"/>Kif issajjru l-bebbux? (How do you cook snails?)</text:p>
      <text:p text:style-name="P8">biss (only) <text:s text:c="4"/>Rajtha darba biss. (I saw her only one time.)</text:p>
      <text:p text:style-name="P8">wisq (too much) <text:s text:c="4"/>Tlablab wisq. (She chatters too much.)</text:p>
      <text:p text:style-name="P8">bizzejjed (enough) <text:s/>Ma jiekolx bizzejjed. (He doesn't eat enough.)</text:p>
      <text:p text:style-name="P8">hadd (no one) <text:s text:c="6"/>Hadd ma gie. (No one showed up.)</text:p>
      <text:p text:style-name="P8">xejn (nothing) <text:s text:c="5"/>Xejn ma jiskantani. (Nothing surprises me.)</text:p>
      <text:p text:style-name="P8">tassew (really) <text:s text:c="4"/>Tassew <text:s/>ma toghgobnix. (Really I don't like it.)</text:p>
      <text:p text:style-name="P8">ghaliex (why) <text:s text:c="6"/>Ghaliex ma cempiltx? (Why didn't you call?)</text:p>
      <text:p text:style-name="P14"><text:line-break/><text:line-break/></text:p>
      <text:h text:style-name="P9" text:outline-level="3"><text:bookmark-start text:name="gender-of-nouns-and-adjectives"/>GENDER OF NOUNS AND ADJECTIVES<text:bookmark-end text:name="gender-of-nouns-and-adjectives"/></text:h>
      <text:p text:style-name="P8">(1) Nouns and adjectives ending in a consonant or in <text:s/>"u" <text:s/>are</text:p>
      <text:p text:style-name="P8">masculine.</text:p>
      <text:p text:style-name="P8"><text:s text:c="8"/></text:p>
      <text:p text:style-name="P8"><text:s text:c="8"/>glekk (coat) <text:s text:c="11"/>seklu (century)</text:p>
      <text:p text:style-name="P8"><text:s text:c="8"/>ktieb (book) <text:s text:c="11"/>gustuz (cute)</text:p>
      <text:p text:style-name="P8"/>
      <text:p text:style-name="P8"><text:s text:c="4"/>A few exceptions: triq (street), dar (house), ruh (soul), qalb</text:p>
      <text:p text:style-name="P8"><text:s text:c="4"/>(heart), belt (city), id (hand).</text:p>
      <text:p text:style-name="P8"/>
      <text:p text:style-name="P8"/>
      <text:p text:style-name="P8">(2) Nouns and adjectives ending in <text:s/>"a" <text:s/>are feminine.</text:p>
      <text:p text:style-name="P8"/>
      <text:p text:style-name="P8"><text:s text:c="8"/>mejda (table <text:s text:c="11"/>hobza (loaf)</text:p>
      <text:p text:style-name="P8"><text:s text:c="8"/>helwa (sweet) <text:s text:c="10"/>sabiha (beautiful)</text:p>
      <text:p text:style-name="P8"/>
      <text:p text:style-name="P8"><text:s text:c="4"/>A few <text:s text:c="2"/>exceptions: ilma (water), papa (pope), alla (god).</text:p>
      <text:p text:style-name="P8"/>
      <text:p text:style-name="P8"/>
      <text:p text:style-name="P8">(3) <text:s text:c="4"/>Nouns ending in <text:s/>"i" <text:s/>are feminine.</text:p>
      <text:p text:style-name="P8"><text:soft-page-break/></text:p>
      <text:p text:style-name="P8"><text:s text:c="8"/>arti (art) <text:s text:c="9"/>xorti (luck)</text:p>
      <text:p text:style-name="P8"><text:s text:c="8"/>fidi (faith) <text:s text:c="11"/>vuci (voice)</text:p>
      <text:p text:style-name="P14"><text:line-break/></text:p>
      <text:h text:style-name="P9" text:outline-level="3"><text:bookmark-start text:name="formation-of-feminine-adjectives"/>FORMATION OF FEMININE ADJECTIVES<text:bookmark-end text:name="formation-of-feminine-adjectives"/></text:h>
      <text:p text:style-name="P11">Generally, the feminine gender is formed by adding "a" to the masculine or "ja" if the masculine ends in "i".</text:p>
      <text:p text:style-name="P8"><text:s text:c="3"/>In Maltese, the adjective follows the noun it qualifies.</text:p>
      <text:p text:style-name="P8"/>
      <text:p text:style-name="P8"><text:s text:c="4"/>mara xiha (an old woman)</text:p>
      <text:p text:style-name="P8"><text:s text:c="4"/>tfajla franciza (a French girl)</text:p>
      <text:p text:style-name="P8"/>
      <text:p text:style-name="P8"><text:s text:c="3"/>The adjective takes the definite article when it qualifies a noun which</text:p>
      <text:p text:style-name="P8"><text:s text:c="3"/>is preceded by a definite article.</text:p>
      <text:p text:style-name="P8"/>
      <text:p text:style-name="P8"><text:s text:c="4"/>it-tifel il-marid (the sick boy)</text:p>
      <text:p text:style-name="P8"/>
      <text:p text:style-name="P8"><text:s text:c="4"/>il-kamra n-nadifa (the clean room)</text:p>
      <text:p text:style-name="P8"/>
      <text:p text:style-name="P8"><text:s text:c="3"/>When a noun is in the singular, the qualifying ajective agrees with the</text:p>
      <text:p text:style-name="P8"><text:s text:c="3"/>noun in gender and number. In the plural form of the adjective is the</text:p>
      <text:p text:style-name="P8"><text:s text:c="3"/>same for both masculine and feminine genders.</text:p>
      <text:p text:style-name="P14"><text:span text:style-name="T2">N.B. The formation of the plural number in Maltese for both adjectives and nouns does not follow uniform patterns. The reader is encouraged to learn the plural forms as he or she encounters them.</text:span><text:line-break/></text:p>
      <text:h text:style-name="P9" text:outline-level="3"><text:bookmark-start text:name="comparison-of-adjectives"/>COMPARISON OF ADJECTIVES<text:bookmark-end text:name="comparison-of-adjectives"/></text:h>
      <text:p text:style-name="P11">The comparative degree of adjectives is formed by prefixing "a, e, i" or "o" to the positive form of the adjective. Following are examples of the main patterns:</text:p>
      <text:p text:style-name="P8"><text:s text:c="4"/>qawwi (strong) <text:s text:c="5"/>aqwa (stronger)</text:p>
      <text:p text:style-name="P8"><text:s text:c="4"/>ohxon (fat) <text:s text:c="4"/>ehxen (fatter)</text:p>
      <text:p text:style-name="P8"><text:s text:c="4"/>fqir (poor) <text:s text:c="4"/>ifqar (poorer)</text:p>
      <text:p text:style-name="P8"><text:s text:c="4"/>ghali (costly) <text:s text:c="5"/>oghla (costlier)</text:p>
      <text:p text:style-name="P8"/>
      <text:p text:style-name="P8">The conjunction <text:s/>"minn" (than) <text:s/>introduces the following item of</text:p>
      <text:p text:style-name="P8">comparison.</text:p>
      <text:p text:style-name="P8"/>
      <text:p text:style-name="P8"><text:s text:c="4"/>Din id-dghajsa hi akbar minn l-ohra.</text:p>
      <text:p text:style-name="P8"><text:s text:c="4"/>(This boat is larger than the other one).</text:p>
      <text:p text:style-name="P8"/>
      <text:p text:style-name="P8">The superlative precedes the noun it qualifies and is expressed by</text:p>
      <text:p text:style-name="P8">prefixing the article <text:s/>"l-" <text:s/>to the comparative form of the adjective.</text:p>
      <text:p text:style-name="P8"/>
      <text:p text:style-name="P8"><text:s text:c="4"/>l-ikbar kamra (the largest room)</text:p>
      <text:p text:style-name="P8"><text:s text:c="4"/>l-iqsar triq (the shortest road)</text:p>
      <text:p text:style-name="P8"/>
      <text:p text:style-name="P8">Some adjectives take <text:s/>"aktar" (more) or <text:s/>"izjed" (more) and <text:s/>"anqas" </text:p>
      <text:p text:style-name="P8"><text:soft-page-break/>(less) to express the comparative degree. The superlative is formed by</text:p>
      <text:p text:style-name="P8">prefixing the definite article <text:s/>"l-" <text:s/>to <text:s/>"aktar', "izjed", and <text:s/>"anqas".</text:p>
      <text:p text:style-name="P8"/>
      <text:p text:style-name="P8"><text:s text:c="4"/>Ghawdex hu iktar awtentiku minn Malta.</text:p>
      <text:p text:style-name="P8"><text:s text:c="4"/>(Gozo is more authentic than Malta).</text:p>
      <text:p text:style-name="P8"/>
      <text:p text:style-name="P8"><text:s text:c="4"/>Dak il-kostum hu anqas accettat fMalta.</text:p>
      <text:p text:style-name="P8"><text:s text:c="4"/>(That custom is less accepted in Malta).</text:p>
      <text:p text:style-name="P8"/>
      <text:p text:style-name="P8"><text:s text:c="4"/>Hi l-ahjar fil-kors.</text:p>
      <text:p text:style-name="P8"><text:s text:c="4"/>(She is the best in the course).</text:p>
      <text:p text:style-name="P8"/>
      <text:p text:style-name="P8"><text:s text:c="4"/>Dawn huma l-anqas artistici.</text:p>
      <text:p text:style-name="P8"><text:s text:c="4"/>(These are the least artistic).</text:p>
      <text:p text:style-name="P14"><text:line-break/></text:p>
      <text:h text:style-name="P9" text:outline-level="3"><text:bookmark-start text:name="the-plural"/>THE PLURAL<text:bookmark-end text:name="the-plural"/></text:h>
      <text:p text:style-name="P8">Maltese has two plural numbers:</text:p>
      <text:p text:style-name="P8"/>
      <text:p text:style-name="P8"><text:s text:c="4"/>a) <text:s/>the DUAL indicating two items or things in pairs.</text:p>
      <text:p text:style-name="P8"><text:s text:c="4"/>b) <text:s/>the PLURAL expressing more than two items.</text:p>
      <text:p text:style-name="P8"/>
      <text:p text:style-name="P8">The DUAL number is formed by adding the suffix <text:s/>"-ejn" <text:s/>or <text:s/>"-ajn" <text:s/>to the</text:p>
      <text:p text:style-name="P8">singular form of the noun.</text:p>
      <text:p text:style-name="P8"/>
      <text:p text:style-name="P8"><text:s text:c="4"/>darba = darbtejn (twice) <text:s text:c="3"/>gimgha = gimaghtejn (twoweeks)</text:p>
      <text:p text:style-name="P8"><text:s text:c="4"/>jum = jumejn (two days) <text:s text:c="4"/>id = idejn (pair of hands)</text:p>
      <text:p text:style-name="P8"/>
      <text:p text:style-name="P8"/>
      <text:p text:style-name="P8">The general PLURAL is formed by the suffixes: <text:s/>"-i", "-iet", "-ijiet",</text:p>
      <text:p text:style-name="P8">and "-ien".</text:p>
      <text:p text:style-name="P8"/>
      <text:p text:style-name="P8"><text:s text:c="4"/>ajruplan = ajruplani (airplanes) <text:s text:c="3"/>ahbar = ahbarijiet (news)</text:p>
      <text:p text:style-name="P8"><text:s text:c="4"/>taqsima = taqsimiet (sections) <text:s text:c="5"/>wied = widien (valleys)</text:p>
      <text:p text:style-name="P8"/>
      <text:p text:style-name="P8">Some nouns have a determinate plural (preceded by a number) and also a</text:p>
      <text:p text:style-name="P8">collective plural form.</text:p>
      <text:p text:style-name="P8"/>
      <text:p text:style-name="P8"><text:s text:c="4"/>kelma (a word), erba kelmiet (four words), kliem (words)</text:p>
      <text:p text:style-name="P8"><text:s text:c="4"/>tuffieha (an apple), sitt tuffihiet (six apples), tuffieh (apples)</text:p>
      <text:p text:style-name="P8"/>
      <text:p text:style-name="P8">Maltese has two categories of formations of the plural for nouns and</text:p>
      <text:p text:style-name="P8">adjectives;</text:p>
      <text:p text:style-name="P8"/>
      <text:p text:style-name="P8"><text:s text:c="4"/>a) <text:s/>the external plural by suffixes</text:p>
      <text:p text:style-name="P8"><text:s text:c="4"/>b) <text:s/>the internal plural formed by breaking the word internally</text:p>
      <text:p text:style-name="P8"/>
      <text:p text:style-name="P8">N.B. The student is encouraged to memorize the plural formations of the</text:p>
      <text:p text:style-name="P8">more frequently used words. Following is a sampler of the variety of</text:p>
      <text:p text:style-name="P8">plural patterns encountered in Maltese.</text:p>
      <text:p text:style-name="P8"/>
      <text:p text:style-name="P8"/>
      <text:p text:style-name="P8"><text:soft-page-break/>a) <text:s/>EXTERNAL PLURAL</text:p>
      <text:p text:style-name="P8"/>
      <text:p text:style-name="P8"><text:s text:c="4"/>Malti = Maltin (Maltese)</text:p>
      <text:p text:style-name="P8"><text:s text:c="4"/>omm = ommijiet (mothers)</text:p>
      <text:p text:style-name="P8"><text:s text:c="4"/>bieb = bibien (doors)</text:p>
      <text:p text:style-name="P8"><text:s text:c="4"/>xugaman = xugamani (towels)</text:p>
      <text:p text:style-name="P8"><text:s text:c="4"/>siggu = siggijiet (chairs)</text:p>
      <text:p text:style-name="P8"><text:s text:c="4"/>xufier = xufiera (drivers)</text:p>
      <text:p text:style-name="P8"><text:s text:c="4"/>cekk = cekkijiet (checks)</text:p>
      <text:p text:style-name="P8"/>
      <text:p text:style-name="P8"/>
      <text:p text:style-name="P8">b) <text:s/>INTERNAL PLURAL</text:p>
      <text:p text:style-name="P8"><text:s text:c="4"/></text:p>
      <text:p text:style-name="P8"><text:s text:c="4"/>dar = djar (houses)</text:p>
      <text:p text:style-name="P8"><text:s text:c="4"/>but = bwiet (pockets)</text:p>
      <text:p text:style-name="P8"><text:s text:c="4"/>ragel = rgiel (men)</text:p>
      <text:p text:style-name="P8"><text:s text:c="4"/>rahal = rhula (villages)</text:p>
      <text:p text:style-name="P8"><text:s text:c="4"/>ktieb = kotba (books)</text:p>
      <text:p text:style-name="P8"><text:s text:c="4"/>targa = tarag (stairs)</text:p>
      <text:p text:style-name="P8"><text:s text:c="4"/>sodda = sodod (beds)</text:p>
      <text:p text:style-name="P8"><text:s text:c="4"/>gzira = gzejjer (islands</text:p>
      <text:p text:style-name="P14"><text:line-break/></text:p>
      <text:h text:style-name="P9" text:outline-level="3"><text:bookmark-start text:name="the-verb"/>THE VERB<text:bookmark-end text:name="the-verb"/></text:h>
      <text:p text:style-name="P11">In Maltese, verbs do not have an infinitive form. Verb moods and tenses are constructed from a root form which consists of the third person singular, masculine, Perfect Tense.</text:p>
      <text:p text:style-name="P8">There are five categories of conjugations:</text:p>
      <text:p text:style-name="P8"/>
      <text:p text:style-name="P8">1) <text:s/>STRONG: <text:s text:c="3"/>Verbs having three or four root consonants.</text:p>
      <text:p text:style-name="P8"><text:s text:c="2"/>KiTeB (he wrote); <text:s/>HaRBaT (he ruined)</text:p>
      <text:p text:style-name="P8"/>
      <text:p text:style-name="P8">2) <text:s/>DEFECTIVE: <text:s text:c="4"/>Verbs having a silent third radical "gh".</text:p>
      <text:p text:style-name="P8"><text:s text:c="2"/>TaFa for TaFaGH (he threw)</text:p>
      <text:p text:style-name="P8"/>
      <text:p text:style-name="P8">3) <text:s/>WEAK: <text:s/>Verbs having a third radical semi vowel <text:s/>"j". QaRa for</text:p>
      <text:p text:style-name="P8"><text:s text:c="2"/>QaRaJ <text:s/>(he read)</text:p>
      <text:p text:style-name="P8"/>
      <text:p text:style-name="P8">4) <text:s/>HOLLOW: <text:s text:c="3"/>Verbs having long "a" or "ie" (for original</text:p>
      <text:p text:style-name="P8"><text:s text:c="2"/>etymological "awa" <text:s/>and "aja") between <text:s/>initial and final stem</text:p>
      <text:p text:style-name="P8"><text:s text:c="2"/>consonants. DaM for DaWaM <text:s/>(he delayed); <text:s/>SaB for <text:s/>SaJaB (he found)</text:p>
      <text:p text:style-name="P8"/>
      <text:p text:style-name="P8">5) <text:s/>DOUBLED: <text:s text:c="2"/>Verbs having double third radical.</text:p>
      <text:p text:style-name="P8"><text:s text:c="2"/>GaRR <text:s/>(he transported)</text:p>
      <text:p text:style-name="P8"/>
      <text:p text:style-name="P8"/>
      <text:p text:style-name="P8">THE MALTESE VERB HAS THE FOLLOWING TENSES AND FUNCTIONS:</text:p>
      <text:p text:style-name="P8"/>
      <text:p text:style-name="P8"/>
      <text:p text:style-name="P8">1) <text:s/>The PERFECT TENSE</text:p>
      <text:p text:style-name="P8"/>
      <text:p text:style-name="P8"><text:s text:c="4"/>Jien ktibt (I wrote) <text:s text:c="7"/>Ahna ktibna (we wrote)</text:p>
      <text:p text:style-name="P8"><text:soft-page-break/><text:s text:c="4"/>Inti ktibt (you wrote) <text:s text:c="5"/>Intom ktibtu (you wrote)</text:p>
      <text:p text:style-name="P8"><text:s text:c="4"/>Hija kitbet (she wrote) <text:s text:c="4"/>Huma kitbu (they wrote)</text:p>
      <text:p text:style-name="P8"><text:s text:c="8"/>Huwa kiteb (he wrote) <text:s text:c="6"/>Huma kitbu (they wrote)</text:p>
      <text:p text:style-name="P8"/>
      <text:p text:style-name="P8"/>
      <text:p text:style-name="P8">2) <text:s/>The <text:s/>IMPERFECT (PRESENT - FUTURE TENSE)</text:p>
      <text:p text:style-name="P8"/>
      <text:p text:style-name="P8"><text:s text:c="4"/>Jien nikteb (I write) <text:s text:c="6"/>Ahna niktbu (we write)</text:p>
      <text:p text:style-name="P8"><text:s text:c="4"/>Inti tikteb (you write) <text:s text:c="4"/>Intom tiktbu (you write)</text:p>
      <text:p text:style-name="P8"><text:s text:c="4"/>Hija tikteb (she writes) <text:s text:c="3"/>Huma jiktbu (they write)</text:p>
      <text:p text:style-name="P8"><text:s text:c="4"/>Huwa jikteb (he writes) <text:s text:c="4"/>Huma jiktbu (they write)</text:p>
      <text:p text:style-name="P8"/>
      <text:p text:style-name="P8"/>
      <text:p text:style-name="P8">3) <text:s/>The IMPERATIVE MOOD</text:p>
      <text:p text:style-name="P8"/>
      <text:p text:style-name="P8"><text:s text:c="4"/>ikteb (write)(sing / you) <text:s text:c="2"/>iktbu (write)(plur / you)</text:p>
      <text:p text:style-name="P8"/>
      <text:p text:style-name="P8"/>
      <text:p text:style-name="P8">4) <text:s/>The PRESENT PARTICIPLE</text:p>
      <text:p text:style-name="P8"/>
      <text:p text:style-name="P8"><text:s text:c="4"/>Intransitive verbs have this form. Ex: hiere[ (going out); rieqed</text:p>
      <text:p text:style-name="P8"><text:s text:c="4"/>(sleeping); sieket (quiet).</text:p>
      <text:p text:style-name="P8"/>
      <text:p text:style-name="P8"/>
      <text:p text:style-name="P8">5) <text:s/>The PAST PARTICIPLE</text:p>
      <text:p text:style-name="P8"/>
      <text:p text:style-name="P8"><text:s text:c="4"/>miktub (written); misruq (stolen); miksur (broken).</text:p>
      <text:p text:style-name="P8"/>
      <text:p text:style-name="P8"/>
      <text:p text:style-name="P8">6) <text:s/>The VERBAL NOUN</text:p>
      <text:p text:style-name="P8"/>
      <text:p text:style-name="P8"><text:s text:c="4"/>kitba (writing or script); serqa (stealing or theft); telfa</text:p>
      <text:p text:style-name="P8"><text:s text:c="4"/>(losing or loss).</text:p>
      <text:p text:style-name="P14"><text:line-break/></text:p>
      <text:h text:style-name="P9" text:outline-level="3"><text:bookmark-start text:name="derived-verbs"/>DERIVED VERBS<text:bookmark-end text:name="derived-verbs"/></text:h>
      <text:p text:style-name="P11">Derived verbal stems are categorized into nine groups according to formation and meaning of verbs.</text:p>
      <text:p text:style-name="P8">PATTERN <text:s/>1</text:p>
      <text:p text:style-name="P8"/>
      <text:p text:style-name="P8">Verbs doubling a middle radical. The meaning is generally intensive,</text:p>
      <text:p text:style-name="P8">causative or transitive.</text:p>
      <text:p text:style-name="P8"/>
      <text:p text:style-name="P8">Ex: kisser (he smashed); raqqad (he put to sleep); kabbar (he enlarged).</text:p>
      <text:p text:style-name="P8"/>
      <text:p text:style-name="P8">Conjugation: </text:p>
      <text:p text:style-name="P8"/>
      <text:p text:style-name="P8"><text:s text:c="4"/>Perfect <text:s text:c="4"/>(jien) kissirt, (int) kissirt, (hu) kisser, (hi)</text:p>
      <text:p text:style-name="P8"><text:s text:c="12"/>kissret</text:p>
      <text:p text:style-name="P8"><text:s text:c="12"/>(ahna) kissirna, (intom) kssirtu, (huma) kissru</text:p>
      <text:p text:style-name="P8"><text:s text:c="11"/></text:p>
      <text:p text:style-name="P8"><text:soft-page-break/><text:s text:c="4"/>Present <text:s text:c="4"/>(jien) inkisser, (int) tkisser, (hu) ikisser, (hi) tkisser</text:p>
      <text:p text:style-name="P8"><text:s text:c="16"/>(ahna) inkissru, (intom) tkissru, (huma) ikissru</text:p>
      <text:p text:style-name="P8"/>
      <text:p text:style-name="P8"><text:s text:c="4"/>Imperative <text:s/>kisser (sing.), kissru (plur.)</text:p>
      <text:p text:style-name="P8"/>
      <text:p text:style-name="P8"><text:s text:c="4"/>Past Part. <text:s/>imkisser (m.) imkissra (f.) imkissrin (pl.)</text:p>
      <text:p text:style-name="P8"/>
      <text:p text:style-name="P8"><text:s text:c="4"/>Verb. Noun <text:s/>tkissir (breaking in pieces)</text:p>
      <text:p text:style-name="P14">PATTERN 2</text:p>
      <text:p text:style-name="P11">This is formed by lengthening the first vowel which gives a causal function to the verb.</text:p>
      <text:p text:style-name="P11">Ex: bierek (he blessed); qieghed (he placed).</text:p>
      <text:p text:style-name="P8">Conjugation:</text:p>
      <text:p text:style-name="P8"/>
      <text:p text:style-name="P8"><text:s text:c="4"/>Perfect <text:s text:c="4"/>(jien) berikt, (int) berikt, (hu) bierek, (hi) bierket</text:p>
      <text:p text:style-name="P8"><text:s text:c="12"/>(ahna) berikna, (intom) beriktu, (huma) bierku</text:p>
      <text:p text:style-name="P8"/>
      <text:p text:style-name="P8"><text:s text:c="4"/>Present <text:s text:c="4"/>(jien) inbierek, (int) tbierek, (hu) ibierek, (hi) tbierek</text:p>
      <text:p text:style-name="P8"><text:s text:c="12"/>(ahna) inbierku, (intom) tbierku, (huma) ibierku</text:p>
      <text:p text:style-name="P8"/>
      <text:p text:style-name="P8"><text:s text:c="4"/>Imperative <text:s/>bierek (sing), bierku (plur.)</text:p>
      <text:p text:style-name="P8"/>
      <text:p text:style-name="P8"><text:s text:c="4"/>Past Part <text:s text:c="2"/>mbierek (m.) mbierka (f.) imberkin (plur.)</text:p>
      <text:p text:style-name="P8"/>
      <text:p text:style-name="P8"><text:s text:c="4"/>Verb. Noun <text:s/>tberik (blessing)</text:p>
      <text:p text:style-name="P14">PATTERN 3</text:p>
      <text:p text:style-name="P11">This group is now obsolete. It used to have a causative function. A rare example is wera (he showed).</text:p>
      <text:p text:style-name="P8">Conjugation:</text:p>
      <text:p text:style-name="P8"/>
      <text:p text:style-name="P8"><text:s text:c="4"/>Perfect <text:s text:c="4"/>(jien) urejt, (int) urejt, (hu) wera, (hi) uriet</text:p>
      <text:p text:style-name="P8"><text:s text:c="12"/>(ahna) wrejna, (intom) urejtu, (huma) wrew</text:p>
      <text:p text:style-name="P8"/>
      <text:p text:style-name="P8"><text:s text:c="4"/>Present <text:s text:c="4"/>(jien) nuri, (int) turi, (hu) juri, (hi) turi</text:p>
      <text:p text:style-name="P8"><text:s text:c="12"/>(ahna) nuru, (intom) turu, (huma) juru</text:p>
      <text:p text:style-name="P8"/>
      <text:p text:style-name="P8"><text:s text:c="4"/>Imperative <text:s/>uri (sing.), uru (plur.)</text:p>
      <text:p text:style-name="P8"/>
      <text:p text:style-name="P8"><text:s text:c="4"/>Past Part. <text:s/>muri (m.) murija (f.) murijin (plur.)</text:p>
      <text:p text:style-name="P8"/>
      <text:p text:style-name="P8"><text:s text:c="4"/>Verb. Noun <text:s/>wirja (show); turija (demonstration)</text:p>
      <text:p text:style-name="P14">PATTERN 4</text:p>
      <text:p text:style-name="P11">This group is formed by prefixing "t" to Pattern 1 verbs. Resultant meaning is reflexive, reciprocal, or passive. This "t" assimilates with the initial letters: c, d, g (soft), n, s, x, z (voiced), or z.</text:p>
      <text:p text:style-name="P11">Ex: tkabbar (he grew proud); (i)ccahhad (he denied himself); (i)ssellef (he borrowed); tghallaq (he hanged himself).</text:p>
      <text:p text:style-name="P8">Conjugation:</text:p>
      <text:p text:style-name="P8"/>
      <text:p text:style-name="P8"><text:s text:c="4"/>Perfect <text:s text:c="4"/>(jien) tkabbart, (int) tkabbart, (hu) tkabbar, (hi)</text:p>
      <text:p text:style-name="P8"><text:s text:c="12"/>tkabbret</text:p>
      <text:p text:style-name="P8"><text:s text:c="12"/>(ahna) tkabbarna, (intom) tkabbartu, (huma)</text:p>
      <text:p text:style-name="P8"><text:soft-page-break/><text:s text:c="12"/>tkabbru</text:p>
      <text:p text:style-name="P8"/>
      <text:p text:style-name="P8"><text:s text:c="4"/>Present <text:s text:c="4"/>(jien) nitkabbar, (int) titkabbar, (hu) jitkabbar </text:p>
      <text:p text:style-name="P8"><text:s text:c="12"/>(hi) titkabbar</text:p>
      <text:p text:style-name="P8"><text:s text:c="12"/>(ahna) nitkabbru, (intom) titkabbru, (huma)</text:p>
      <text:p text:style-name="P8"><text:s text:c="12"/>jitkabbru</text:p>
      <text:p text:style-name="P8"/>
      <text:p text:style-name="P8"><text:s text:c="4"/>Imperative <text:s/>tkabbar (sing.), tkabbru (plur.)</text:p>
      <text:p text:style-name="P8"/>
      <text:p text:style-name="P8"><text:s text:c="4"/>Past Part. <text:s/>mkabbar (m.) mkabbra (f.) mkabbrin (plur.)</text:p>
      <text:p text:style-name="P8"/>
      <text:p text:style-name="P8"><text:s text:c="4"/>Verb.Noun <text:s text:c="2"/>tkabbir (self-importance)</text:p>
      <text:p text:style-name="P14">PATTERN 5</text:p>
      <text:p text:style-name="P11">Pattern 2 verbs which take a prefix "t" (with the assimilation of "t" before: c, d, g (soft), s, z (voiced), or z.). They have a reflexive, passive, or reciprocal function.</text:p>
      <text:p text:style-name="P11">Ex: tqabad (he struggled); tmieghek (he wallowed); tbierek (he was blessed); (i)ggieled (he quarrelled).</text:p>
      <text:p text:style-name="P8">Conjugation:</text:p>
      <text:p text:style-name="P8"/>
      <text:p text:style-name="P8"><text:s text:c="4"/>Perfect <text:s text:c="4"/>(jien) tqabadt, (int) tqabadt, (hu) tqabad, (hi) tqabdet</text:p>
      <text:p text:style-name="P8"><text:s text:c="12"/>(ahna) tqabadna, (intom) tqabadtu, (huma) tqabdu</text:p>
      <text:p text:style-name="P8"/>
      <text:p text:style-name="P8"><text:s text:c="4"/>Present <text:s text:c="4"/>(jien) nitqabad, (int) titqabad, (hu) jitqabad, (hi)</text:p>
      <text:p text:style-name="P8"><text:s text:c="12"/>titqabad</text:p>
      <text:p text:style-name="P8"><text:s text:c="12"/>(ahna) nitqabdu, (intom) titqabdu, (huma) jitqabdu</text:p>
      <text:p text:style-name="P8"/>
      <text:p text:style-name="P8"><text:s text:c="4"/>Imperative <text:s/>tqabad (sing.), tqabdu (plur.)</text:p>
      <text:p text:style-name="P8"/>
      <text:p text:style-name="P8"><text:s text:c="4"/>Past Part. <text:s/>mqabad</text:p>
      <text:p text:style-name="P8"/>
      <text:p text:style-name="P8"><text:s text:c="4"/>Verb. Noun <text:s/>tqabid (struggling)</text:p>
      <text:p text:style-name="P14">PATTERN 6</text:p>
      <text:p text:style-name="P11">Formed by prefixing "n" or "nt" to verbs of the first form. Verbs take a reflexive or passive meaning.</text:p>
      <text:p text:style-name="P11">Ex: (I)ndahal (he interfered); (i)nfirex (it was spread); (i)nqatel (he killed himself); (i)nqabad (he was caught; (i)nstab (he was found).</text:p>
      <text:p text:style-name="P8">Conjugation:</text:p>
      <text:p text:style-name="P8"/>
      <text:p text:style-name="P8"><text:s text:c="4"/>Perfect <text:s text:c="4"/>(jien) indhalt, (int) inthaldt, (hu) indahal, (hi)</text:p>
      <text:p text:style-name="P8"><text:s text:c="12"/>indahlet</text:p>
      <text:p text:style-name="P8"><text:s text:c="12"/>(ahna) indhalna, (intom) intdhaltu, (huma) indahlu</text:p>
      <text:p text:style-name="P8"/>
      <text:p text:style-name="P8"><text:s text:c="4"/>Present <text:s text:c="4"/>(jien) nindahal, (int) tindahal, (hu) jindahal, (hi)</text:p>
      <text:p text:style-name="P8"><text:s text:c="12"/>tindahal</text:p>
      <text:p text:style-name="P8"><text:s text:c="12"/>(ahna) nindahlu, (intom) tindahlu, (huma) jindahlu</text:p>
      <text:p text:style-name="P8"/>
      <text:p text:style-name="P8"><text:s text:c="4"/>Imperative <text:s/>indahal (sing.), indahlu (plur.)</text:p>
      <text:p text:style-name="P8"/>
      <text:p text:style-name="P8"><text:s text:c="4"/>Past Part. <text:s/>none</text:p>
      <text:p text:style-name="P8"/>
      <text:p text:style-name="P8"><text:s text:c="4"/>Verb. Noun <text:s/>ndhiel (interfering) <text:s text:c="3"/></text:p>
      <text:p text:style-name="P14">PATTERN 7</text:p>
      <text:p text:style-name="P11"><text:soft-page-break/>Formed by inserting "t" after the first radical of the first form. Verbs take a reflexive or passive role.</text:p>
      <text:p text:style-name="P11">Ex: ftaqar (he became poor); (i)ntesa (he was forgotten).</text:p>
      <text:p text:style-name="P8">Conjugation: <text:s text:c="3"/></text:p>
      <text:p text:style-name="P8"/>
      <text:p text:style-name="P8"><text:s text:c="4"/>Perfect <text:s text:c="4"/>(jien) ftaqart, (int) ftaqart, (hu) ftaqar, (hi) ftaqret</text:p>
      <text:p text:style-name="P8"><text:s text:c="12"/>(ahna) ftaqarna, (intom) ftaqartu, (huma) ftaqru</text:p>
      <text:p text:style-name="P8"/>
      <text:p text:style-name="P8"><text:s text:c="4"/>Present <text:s text:c="4"/>(jien) niftaqar, (int) tiftaqar, (hu) jiftaqar, (hi)</text:p>
      <text:p text:style-name="P8"><text:s text:c="12"/>tiftaqar</text:p>
      <text:p text:style-name="P8"><text:s text:c="12"/>(ahna) niftaqru, (intom) tiftaqru, (huma) jiftaqru</text:p>
      <text:p text:style-name="P8"/>
      <text:p text:style-name="P8"><text:s text:c="4"/>Imperative <text:s/>ftaqar (sing.), ftaqru (plur.)</text:p>
      <text:p text:style-name="P8"/>
      <text:p text:style-name="P8"><text:s text:c="4"/>Past Part. <text:s/>none</text:p>
      <text:p text:style-name="P8"/>
      <text:p text:style-name="P8"><text:s text:c="4"/>Verb. Noun <text:s/>none</text:p>
      <text:p text:style-name="P14">PATTERN 8</text:p>
      <text:p text:style-name="P11">Formed by inserting a long "a" or "ie" between the second and third radical. These verbs express change of color or quality.</text:p>
      <text:p text:style-name="P11">Ex: sfar (he grew yellow/pale); swied (it/he grew black); blieh (he grew foolish).</text:p>
      <text:p text:style-name="P8">Conjugation:</text:p>
      <text:p text:style-name="P8"/>
      <text:p text:style-name="P8"><text:s text:c="4"/>Perfect <text:s text:c="4"/>(jien) sfart, (int) sfart, (hu) sfar, (hi) sfaret</text:p>
      <text:p text:style-name="P8"><text:s text:c="12"/>(ahna) sfarna, (intom) sfartu, (huma) sfaru</text:p>
      <text:p text:style-name="P8"/>
      <text:p text:style-name="P8"><text:s text:c="4"/>Present <text:s text:c="4"/>(jien) nisfar, (int) tisfar, (hu) jisfar, (hi) tisfar</text:p>
      <text:p text:style-name="P8"><text:s text:c="12"/>(ahna) nisfaru, (intom) tisfaru, (huma) jisfaru</text:p>
      <text:p text:style-name="P8"/>
      <text:p text:style-name="P8"><text:s text:c="4"/>Imperative <text:s/>isfar (sing.), isfaru (plur.)</text:p>
      <text:p text:style-name="P8"/>
      <text:p text:style-name="P8"><text:s text:c="4"/>Past Part. <text:s/>musfar (m.) musfara (f.) musfarin (plur.)</text:p>
      <text:p text:style-name="P8"/>
      <text:p text:style-name="P8"><text:s text:c="4"/>Verb. Noun <text:s/>sfurija (yellowness/paleness)</text:p>
      <text:p text:style-name="P14">PATTERN 9</text:p>
      <text:p text:style-name="P11">This form is derived by prefixing "st" to the initial vowel of the root word. These verbs express a negative effect.</text:p>
      <text:p text:style-name="P11">Ex: stkerra] (he detested); staghgeb (he was amazed).</text:p>
      <text:p text:style-name="P8">Conjugation:</text:p>
      <text:p text:style-name="P8"/>
      <text:p text:style-name="P8"><text:s text:c="4"/>Perfect <text:s text:c="4"/>(jien) stkerraht (int) stkerraht, (hu) stkerrah, (hi)</text:p>
      <text:p text:style-name="P8"><text:s text:c="12"/>stkerrhet</text:p>
      <text:p text:style-name="P8"><text:s text:c="12"/>(ahna) stkerrahna (intom) stkerrahtu, (huma)</text:p>
      <text:p text:style-name="P8"><text:s text:c="12"/>stkerrhu</text:p>
      <text:p text:style-name="P8"/>
      <text:p text:style-name="P8"><text:s text:c="4"/>Present <text:s text:c="4"/>(jien) nistkerrah, (int) tistkerrah, (hu) jistkerrah,</text:p>
      <text:p text:style-name="P8"><text:s text:c="12"/>(hi) tistkerrah</text:p>
      <text:p text:style-name="P8"><text:s text:c="12"/>(ahna) nistkerrhu, (intom) tistkerrhu, (huma)jistkerrhu</text:p>
      <text:p text:style-name="P8"/>
      <text:p text:style-name="P8"><text:s text:c="4"/>Imperative <text:s/>stkerrah (sing.), stkerrhu (plur.)</text:p>
      <text:p text:style-name="P8"/>
      <text:p text:style-name="P8"><text:s text:c="4"/>Past Part. <text:s/>mistkerrah (m.) mistkerrha (f.) mistkerrhin</text:p>
      <text:p text:style-name="P8"><text:soft-page-break/><text:s text:c="12"/>(plur.)</text:p>
      <text:p text:style-name="P8"/>
      <text:p text:style-name="P8"><text:s text:c="8"/>Verb. Noun <text:s/>skerrih (loathing)</text:p>
      <text:p text:style-name="P14"><text:line-break/><text:span text:style-name="T1">FOLLOWING ARE PARADIGMS OF THE FIVE MAIN GROUPS OF VERBS:</text:span> </text:p>
      <text:h text:style-name="P9" text:outline-level="3"><text:bookmark-start text:name="strong-verbs"/>STRONG VERBS<text:bookmark-end text:name="strong-verbs"/></text:h>
      <text:p text:style-name="P8">Root Verb: <text:s text:c="9"/>HADEM (he worked)</text:p>
      <text:p text:style-name="P8"/>
      <text:p text:style-name="P8">Imperative: <text:s text:c="12"/>ahdem (work) (sing.)</text:p>
      <text:p text:style-name="P8"><text:s text:c="16"/>ahdmu (work) (plur.)</text:p>
      <text:p text:style-name="P8"/>
      <text:p text:style-name="P8">Present-Future: <text:s text:c="8"/>(jien) nahdem (I work; I shall work)</text:p>
      <text:p text:style-name="P8"><text:s text:c="16"/>(int) tahdem (you work; you will work)</text:p>
      <text:p text:style-name="P8"><text:s text:c="16"/>(hu) jahdem (he works; he will work)</text:p>
      <text:p text:style-name="P8"><text:s text:c="16"/>(hi) tahdem (she works; she will work)</text:p>
      <text:p text:style-name="P8"><text:s text:c="16"/>(ahna) nahdmu (we work; we shall work)</text:p>
      <text:p text:style-name="P8"><text:s text:c="16"/>(intom) tahdmu (you work; you will work)</text:p>
      <text:p text:style-name="P8"><text:s text:c="16"/>(huma) jahdmu (they work; they will work)</text:p>
      <text:p text:style-name="P8"/>
      <text:p text:style-name="P8">Perfect: <text:s text:c="11"/>(jien) hdimt (I worked)</text:p>
      <text:p text:style-name="P8"><text:s text:c="16"/>(int) hdimt (you worked)</text:p>
      <text:p text:style-name="P8"><text:s text:c="16"/>(hu) hadem (he worked)</text:p>
      <text:p text:style-name="P8"><text:s text:c="16"/>(hi) hadmet (she worked)</text:p>
      <text:p text:style-name="P8"><text:s text:c="16"/>(ahna) hdimna (we worked</text:p>
      <text:p text:style-name="P8"><text:s text:c="16"/>(intom) hdimtu (you worked)</text:p>
      <text:p text:style-name="P8"><text:s text:c="16"/>(huma) hadmu (they worked)</text:p>
      <text:p text:style-name="P8"/>
      <text:p text:style-name="P8">Past Participle: <text:s text:c="7"/>mahdum (m) (worked) mahduma (f) mahdumin(pl) </text:p>
      <text:p text:style-name="P8"><text:s text:c="16"/>(worked)</text:p>
      <text:p text:style-name="P8"/>
      <text:p text:style-name="P8">Verbal Noun: <text:s text:c="11"/>hidma (work)</text:p>
      <text:p text:style-name="P8"/>
      <text:p text:style-name="P8"/>
      <text:p text:style-name="P8"/>
      <text:p text:style-name="P8">Root Verb: <text:s text:c="9"/>WASAL (he arrived)</text:p>
      <text:p text:style-name="P8"/>
      <text:p text:style-name="P8">Imperative: <text:s text:c="8"/>asal (arrive) (sing)</text:p>
      <text:p text:style-name="P8"><text:s text:c="16"/>aslu (arrive) (plur)</text:p>
      <text:p text:style-name="P8"/>
      <text:p text:style-name="P8">Present-Future: <text:s text:c="8"/>(jien) nasal (I arrive; I shall arrive)</text:p>
      <text:p text:style-name="P8"><text:s text:c="16"/>(int) tasal (you arrive; you will arrive)</text:p>
      <text:p text:style-name="P8"><text:s text:c="16"/>(hu) jasal (he arrives; he will arrive)</text:p>
      <text:p text:style-name="P8"><text:s text:c="16"/>(hi) tasal (she arrives; she will arrive)</text:p>
      <text:p text:style-name="P8"><text:s text:c="16"/>(ahna) naslu (we arrive; we shall arrive)</text:p>
      <text:p text:style-name="P8"><text:s text:c="16"/>(intom) taslu (you arrive; you will</text:p>
      <text:p text:style-name="P8"><text:s text:c="16"/>arrive)</text:p>
      <text:p text:style-name="P8"><text:s text:c="16"/>(huma) jaslu (they arrive; they will</text:p>
      <text:p text:style-name="P8"><text:s text:c="16"/>arrive)</text:p>
      <text:p text:style-name="P8"/>
      <text:p text:style-name="P8">Perfect: <text:s text:c="11"/>(jien) wasalt (I arrived)</text:p>
      <text:p text:style-name="P8"><text:s text:c="16"/>(int) wasalt (you arrived)</text:p>
      <text:p text:style-name="P8"><text:s text:c="16"/>(hu) wasal (he arrived)</text:p>
      <text:p text:style-name="P8"><text:soft-page-break/><text:s text:c="16"/>(hi) waslet (she arrived)</text:p>
      <text:p text:style-name="P8"><text:s text:c="16"/>(ahna) wasalna (we arrived)</text:p>
      <text:p text:style-name="P8"><text:s text:c="16"/>(intom) wasaltu (you arrived)</text:p>
      <text:p text:style-name="P8"><text:s text:c="16"/>(huma) waslu (they arrived)</text:p>
      <text:p text:style-name="P8"/>
      <text:p text:style-name="P8">Past Participle: <text:s text:c="7"/>none</text:p>
      <text:p text:style-name="P8"/>
      <text:p text:style-name="P8">Verbal Noun: <text:s text:c="11"/>wasla (arrival)</text:p>
      <text:p text:style-name="P14"><text:line-break/></text:p>
      <text:h text:style-name="P9" text:outline-level="3"><text:bookmark-start text:name="defective-verbs"/>DEFECTIVE VERBS<text:bookmark-end text:name="defective-verbs"/></text:h>
      <text:p text:style-name="P8">Root Verb: <text:s text:c="9"/>QALA (he earned)</text:p>
      <text:p text:style-name="P8"/>
      <text:p text:style-name="P8">Imperative: <text:s text:c="8"/>aqla (earn) (sing) <text:s text:c="5"/></text:p>
      <text:p text:style-name="P8"><text:s text:c="16"/>aqilghu (earn) (plur)</text:p>
      <text:p text:style-name="P8"/>
      <text:p text:style-name="P8">Present-Future: <text:s text:c="8"/>(jien) naqla (I earn; I shall earn)</text:p>
      <text:p text:style-name="P8"><text:s text:c="16"/>(int) taqla (you earn; you will earn)</text:p>
      <text:p text:style-name="P8"><text:s text:c="16"/>(hu) jaqla (he earns; he will earn)</text:p>
      <text:p text:style-name="P8"><text:s text:c="16"/>(hi) taqla (she earns; she will earn)</text:p>
      <text:p text:style-name="P8"><text:s text:c="16"/>(ahna) naqilghu (we earn; we shall earn)</text:p>
      <text:p text:style-name="P8"><text:s text:c="16"/>(intom) taqilghu (you earn; you will earn)</text:p>
      <text:p text:style-name="P8"><text:s text:c="16"/>(huma) jaqilghu (they earn; they will</text:p>
      <text:p text:style-name="P8"><text:s text:c="16"/>earn)</text:p>
      <text:p text:style-name="P8"/>
      <text:p text:style-name="P8">Perfect: <text:s text:c="11"/>(jien) qlajt (I earned)</text:p>
      <text:p text:style-name="P8"><text:s text:c="16"/>(int) qlajt (you earned)</text:p>
      <text:p text:style-name="P8"><text:s text:c="16"/>(hu) qala (he earned)</text:p>
      <text:p text:style-name="P8"><text:s text:c="16"/>(hi) qalghet <text:s/>(she earned)</text:p>
      <text:p text:style-name="P8"><text:s text:c="16"/>(ahna) qlajna (we earned)</text:p>
      <text:p text:style-name="P8"><text:s text:c="16"/>(intom) qlajtu (you earned)</text:p>
      <text:p text:style-name="P8"><text:s text:c="16"/>(huma) qalghu (they earned)</text:p>
      <text:p text:style-name="P8"/>
      <text:p text:style-name="P8">Past Participle: <text:s text:c="7"/>maqlugh (m) maqlugha (f) maqlughin (pl)</text:p>
      <text:p text:style-name="P8"><text:s text:c="16"/>(earned)</text:p>
      <text:p text:style-name="P8"/>
      <text:p text:style-name="P8">Verbal Noun: <text:s text:c="11"/>qligh (earning); qalgha (profit)</text:p>
      <text:p text:style-name="P14"><text:line-break/></text:p>
      <text:h text:style-name="P9" text:outline-level="3"><text:bookmark-start text:name="hollow-verbs"/>HOLLOW VERBS<text:bookmark-end text:name="hollow-verbs"/></text:h>
      <text:p text:style-name="P8">Root Verb: <text:s text:c="9"/>SAR(he became; it ripened; it was</text:p>
      <text:p text:style-name="P8">cooked)</text:p>
      <text:p text:style-name="P8"/>
      <text:p text:style-name="P8">Imperative: <text:s text:c="8"/>sir (become) (sing)</text:p>
      <text:p text:style-name="P8"><text:s text:c="28"/>siru (become) (plur)</text:p>
      <text:p text:style-name="P8"/>
      <text:p text:style-name="P8">Present-Future: <text:s text:c="8"/>(jien) insir (I become)</text:p>
      <text:p text:style-name="P8"><text:s text:c="16"/>(int) issir (you become)</text:p>
      <text:p text:style-name="P8"><text:s text:c="16"/>(hu) isir (he becomes)</text:p>
      <text:p text:style-name="P8"><text:soft-page-break/><text:s text:c="16"/>(hi) issir (she becomes)</text:p>
      <text:p text:style-name="P8"><text:s text:c="16"/>(ahna) insiru (we become)</text:p>
      <text:p text:style-name="P8"><text:s text:c="16"/>(intom) issiru (you become)</text:p>
      <text:p text:style-name="P8"><text:s text:c="16"/>(huma) isiru (they become)</text:p>
      <text:p text:style-name="P8"/>
      <text:p text:style-name="P8">Perfect: <text:s text:c="11"/>(jien) sirt (I became)</text:p>
      <text:p text:style-name="P8"><text:s text:c="16"/>(int) sirt (you became)</text:p>
      <text:p text:style-name="P8"><text:s text:c="16"/>(hu) sar (he became)</text:p>
      <text:p text:style-name="P8"><text:s text:c="16"/>(hi) saret (she became)</text:p>
      <text:p text:style-name="P8"><text:s text:c="16"/>(ahna) sirna (we became)</text:p>
      <text:p text:style-name="P8"><text:s text:c="16"/>(intom) sirtu (you became)</text:p>
      <text:p text:style-name="P8"><text:s text:c="16"/>(huma) saru (they became)</text:p>
      <text:p text:style-name="P8"/>
      <text:p text:style-name="P8">Past Participle: <text:s text:c="7"/>misjur (m) misjura (f) misjurin (pl)</text:p>
      <text:p text:style-name="P8"><text:s text:c="16"/>(ripe)</text:p>
      <text:p text:style-name="P8"/>
      <text:p text:style-name="P8">Verbal Noun: <text:s text:c="11"/>sajran (ripening)</text:p>
      <text:p text:style-name="P14"><text:line-break/></text:p>
      <text:h text:style-name="P9" text:outline-level="3"><text:bookmark-start text:name="weak-verbs"/>WEAK VERBS<text:bookmark-end text:name="weak-verbs"/></text:h>
      <text:p text:style-name="P8">Root Verb: <text:s text:c="9"/>QARA (he read)</text:p>
      <text:p text:style-name="P8"/>
      <text:p text:style-name="P8">Imperative: <text:s text:c="8"/>aqra (read) (sing)</text:p>
      <text:p text:style-name="P8"><text:s text:c="16"/>aqraw (read) (plur)</text:p>
      <text:p text:style-name="P8"/>
      <text:p text:style-name="P8">Present-Future: <text:s text:c="8"/>(jien) naqra (I read)</text:p>
      <text:p text:style-name="P8"><text:s text:c="16"/>(int) taqra (you read)</text:p>
      <text:p text:style-name="P8"><text:s text:c="16"/>(hu) jaqra (he reads)</text:p>
      <text:p text:style-name="P8"><text:s text:c="16"/>(hi) taqra (she reads)</text:p>
      <text:p text:style-name="P8"><text:s text:c="16"/>(ahna) naqraw (we read)</text:p>
      <text:p text:style-name="P8"><text:s text:c="16"/>(intom) taqraw (you read)</text:p>
      <text:p text:style-name="P8"><text:s text:c="16"/>(huma) jaqraw (they read)</text:p>
      <text:p text:style-name="P8"/>
      <text:p text:style-name="P8">Perfect: <text:s text:c="11"/>(jien) qrajt (I read)</text:p>
      <text:p text:style-name="P8"><text:s text:c="16"/>(int) qrajt (you read)</text:p>
      <text:p text:style-name="P8"><text:s text:c="16"/>(hu) qara (he read)</text:p>
      <text:p text:style-name="P8"><text:s text:c="16"/>(hi) qrat (she read)</text:p>
      <text:p text:style-name="P8"><text:s text:c="16"/>(ahna) qrajna (we read)</text:p>
      <text:p text:style-name="P8"><text:s text:c="16"/>(intom) qrajtu (you read)</text:p>
      <text:p text:style-name="P8"><text:s text:c="16"/>(huma) qraw (they read)</text:p>
      <text:p text:style-name="P8"/>
      <text:p text:style-name="P8">Past Participle: <text:s text:c="7"/>moqri (m) moqrija (f) moqrijin (pl) (read)</text:p>
      <text:p text:style-name="P8"/>
      <text:p text:style-name="P8">Verbal Noun: <text:s text:c="11"/>qari (reading)</text:p>
      <text:p text:style-name="P14"><text:line-break/></text:p>
      <text:h text:style-name="P9" text:outline-level="3"><text:bookmark-start text:name="doubled-verbs"/>DOUBLED VERBS<text:bookmark-end text:name="doubled-verbs"/></text:h>
      <text:p text:style-name="P8">Root Verb: <text:s text:c="9"/>MESS (he touched)</text:p>
      <text:p text:style-name="P8"/>
      <text:p text:style-name="P8"><text:soft-page-break/>Imperative: <text:s text:c="8"/>miss (touch) (sing)</text:p>
      <text:p text:style-name="P8"><text:s text:c="16"/>missu (touch) (plur)</text:p>
      <text:p text:style-name="P8"/>
      <text:p text:style-name="P8">Present-Future: <text:s text:c="8"/>(jien) immiss (I touch)</text:p>
      <text:p text:style-name="P8"><text:s text:c="16"/>(int) tmiss (you touch)</text:p>
      <text:p text:style-name="P8"><text:s text:c="16"/>(hu) imiss (he touches)</text:p>
      <text:p text:style-name="P8"><text:s text:c="16"/>(hi) tmiss (she touches)</text:p>
      <text:p text:style-name="P8"><text:s text:c="16"/>(ahna) immissu (we touch)</text:p>
      <text:p text:style-name="P8"><text:s text:c="16"/>(intom) tmissu (you touch)</text:p>
      <text:p text:style-name="P8"><text:s text:c="16"/>(huma) imissu (they touch)</text:p>
      <text:p text:style-name="P8"/>
      <text:p text:style-name="P8">Perfect: <text:s text:c="11"/>(jien) messejt (I touched)</text:p>
      <text:p text:style-name="P8"><text:s text:c="16"/>(int) messejt (you touched)</text:p>
      <text:p text:style-name="P8"><text:s text:c="16"/>(hu) mess (he touched)</text:p>
      <text:p text:style-name="P8"><text:s text:c="16"/>(hi) messet (she touched)</text:p>
      <text:p text:style-name="P8"><text:s text:c="16"/>(ahna) messejna (we touched)</text:p>
      <text:p text:style-name="P8"><text:s text:c="16"/>(intom) messejtu (you touched)</text:p>
      <text:p text:style-name="P8"><text:s text:c="16"/>(huma) messew (they touched)</text:p>
      <text:p text:style-name="P8"/>
      <text:p text:style-name="P8">Past Participle: <text:s text:c="7"/>mimsus (m) mimsusa (f) mimsusin (pl)</text:p>
      <text:p text:style-name="P8"><text:s text:c="16"/>(touched)</text:p>
      <text:p text:style-name="P8"/>
      <text:p text:style-name="P8">Verbal Noun: <text:s text:c="11"/>mess (touching)</text:p>
      <text:p text:style-name="P14"><text:line-break/></text:p>
      <text:h text:style-name="P9" text:outline-level="3"><text:bookmark-start text:name="the-quadriliteral-verb"/>THE QUADRILITERAL VERB<text:bookmark-end text:name="the-quadriliteral-verb"/></text:h>
      <text:p text:style-name="P11">Another group of verbs consists of four consonants in the root form . Ex: KaZBaR (he reviled); QaRMeC (he crunched); TeMTeM (he stuttered); WeRZaQ (he screamed); FiXKeL (he obstructed).</text:p>
      <text:p text:style-name="P8"/>
      <text:p text:style-name="P8">Root Verb: <text:s text:c="9"/>FIXKEL (he obstructed)</text:p>
      <text:p text:style-name="P8"/>
      <text:p text:style-name="P8">Imperative: <text:s text:c="8"/>fixkel (obstruct) (sing)</text:p>
      <text:p text:style-name="P8"><text:s text:c="16"/>fixklu (obstruct) (plur)</text:p>
      <text:p text:style-name="P8"/>
      <text:p text:style-name="P8">Present-Future: <text:s text:c="8"/>(jien) infixkel (I obstruct)</text:p>
      <text:p text:style-name="P8"><text:s text:c="16"/>(int) tfixkel (you obstruct)</text:p>
      <text:p text:style-name="P8"><text:s text:c="16"/>(hu) ifixkel (he obstructs)</text:p>
      <text:p text:style-name="P8"><text:s text:c="16"/>(hi) tfixkel (she obstructs)</text:p>
      <text:p text:style-name="P8"><text:s text:c="16"/>(ahna) infixklu (we obstruct)</text:p>
      <text:p text:style-name="P8"><text:s text:c="16"/>(intom) tfixklu (you obstruct)</text:p>
      <text:p text:style-name="P8"><text:s text:c="16"/>(huma) ifixklu (they obstruct)</text:p>
      <text:p text:style-name="P8"/>
      <text:p text:style-name="P8">Perfect: <text:s text:c="11"/>(jien) fixkilt (I obstructed)</text:p>
      <text:p text:style-name="P8"><text:s text:c="16"/>(int) fixkilt (you obstructed)</text:p>
      <text:p text:style-name="P8"><text:s text:c="16"/>(hu) fixkel (he obstructed)</text:p>
      <text:p text:style-name="P8"><text:s text:c="16"/>(hi) fixklet (she obstructed)</text:p>
      <text:p text:style-name="P8"><text:s text:c="16"/>(ahna) fixkilna (we obstructed)</text:p>
      <text:p text:style-name="P8"><text:s text:c="16"/>(intom) fixkiltu (you obstructed)</text:p>
      <text:p text:style-name="P8"><text:s text:c="16"/>(huma) fixklu (they obstructed)</text:p>
      <text:p text:style-name="P8"/>
      <text:p text:style-name="P8"><text:soft-page-break/>Past Particple: <text:s text:c="8"/>imfixkel (m) imfixkla (f) imfixklin (pl)</text:p>
      <text:p text:style-name="P8"><text:s text:c="16"/>(obstructed)</text:p>
      <text:p text:style-name="P8"/>
      <text:p text:style-name="P8">Verbal Noun: <text:s text:c="11"/>tfixkil (obstruction)</text:p>
      <text:p text:style-name="P14"><text:line-break/></text:p>
      <text:h text:style-name="P9" text:outline-level="3"><text:bookmark-start text:name="irregular-verbs"/>IRREGULAR VERBS<text:bookmark-end text:name="irregular-verbs"/></text:h>
      <text:p text:style-name="P8">Root Verb: <text:s text:c="9"/>HA (he took)</text:p>
      <text:p text:style-name="P8"/>
      <text:p text:style-name="P8">Imperative: <text:s text:c="8"/>hu (take) (sing)</text:p>
      <text:p text:style-name="P8"><text:s text:c="16"/>hudu (take) (plur)</text:p>
      <text:p text:style-name="P8"/>
      <text:p text:style-name="P8">Present-Future: <text:s text:c="8"/>(jien) niehu (I take)</text:p>
      <text:p text:style-name="P8"><text:s text:c="16"/>(inti) tiehu (you take)</text:p>
      <text:p text:style-name="P8"><text:s text:c="16"/>(hu) jiehu (he takes)</text:p>
      <text:p text:style-name="P8"><text:s text:c="16"/>(hi) tiehu (she takes)</text:p>
      <text:p text:style-name="P8"><text:s text:c="16"/>(ahna) niehdu (we take)</text:p>
      <text:p text:style-name="P8"><text:s text:c="16"/>(intom) tiehdu (you take)</text:p>
      <text:p text:style-name="P8"><text:s text:c="16"/>(huma) jiehdu (they take)</text:p>
      <text:p text:style-name="P8"/>
      <text:p text:style-name="P8">Perfect: <text:s text:c="11"/>(jien) hadt (I took)</text:p>
      <text:p text:style-name="P8"><text:s text:c="16"/>(int) hadt (you took)</text:p>
      <text:p text:style-name="P8"><text:s text:c="16"/>(hu) ha (he took)</text:p>
      <text:p text:style-name="P8"><text:s text:c="16"/>(hi) hadet (she took)</text:p>
      <text:p text:style-name="P8"><text:s text:c="16"/>(ahna) hadna (we took)</text:p>
      <text:p text:style-name="P8"><text:s text:c="16"/>(intom) hadtu (you took)</text:p>
      <text:p text:style-name="P8"><text:s text:c="16"/>(huma) hadu (they took)</text:p>
      <text:p text:style-name="P8"/>
      <text:p text:style-name="P8">Past Participle: <text:s text:c="7"/>mehud (m) mehuda (f) mehudin (pl) (taken)</text:p>
      <text:p text:style-name="P8"/>
      <text:p text:style-name="P8">Verbal Noun: <text:s text:c="11"/>uhid (act of taking)</text:p>
      <text:p text:style-name="P8"/>
      <text:p text:style-name="P8">-------------------</text:p>
      <text:p text:style-name="P8"/>
      <text:p text:style-name="P8"/>
      <text:p text:style-name="P8">Root Verb: <text:s text:c="9"/>RA (he saw)</text:p>
      <text:p text:style-name="P8"/>
      <text:p text:style-name="P8">Imperative: <text:s text:c="8"/>ara (see) (sing)</text:p>
      <text:p text:style-name="P8"><text:s text:c="16"/>araw (see) (plur)</text:p>
      <text:p text:style-name="P8"/>
      <text:p text:style-name="P8">Present-Future: <text:s text:c="8"/>(jien) nara (I see)</text:p>
      <text:p text:style-name="P8"><text:s text:c="16"/>(int) tara (you see)</text:p>
      <text:p text:style-name="P8"><text:s text:c="16"/>(hu) jara (he sees)</text:p>
      <text:p text:style-name="P8"><text:s text:c="16"/>(hi) tara (she sees)</text:p>
      <text:p text:style-name="P8"><text:s text:c="16"/>(ahna) naraw (we see)</text:p>
      <text:p text:style-name="P8"><text:s text:c="16"/>(intom) taraw (you see)</text:p>
      <text:p text:style-name="P8"><text:s text:c="16"/>(huma) jaraw (they see)</text:p>
      <text:p text:style-name="P8"/>
      <text:p text:style-name="P8">Perfect: <text:s text:c="11"/>(jien) rajt (I saw)</text:p>
      <text:p text:style-name="P8"><text:s text:c="16"/>(int) rajt (you saw)</text:p>
      <text:p text:style-name="P8"><text:s text:c="16"/>(hu) ra (he saw)</text:p>
      <text:p text:style-name="P8"><text:s text:c="16"/>(hi) rat (she saw)</text:p>
      <text:p text:style-name="P8"><text:soft-page-break/><text:s text:c="16"/>(ahna) rajna (we saw)</text:p>
      <text:p text:style-name="P8"><text:s text:c="16"/>(intom) rajtu (you saw)</text:p>
      <text:p text:style-name="P8"><text:s text:c="16"/>(huma) raw (they saw)</text:p>
      <text:p text:style-name="P8"/>
      <text:p text:style-name="P8">Past Participle: <text:s text:c="7"/>muri (m) murija (f) murijin (pl) (seen)</text:p>
      <text:p text:style-name="P8"/>
      <text:p text:style-name="P8">Verbal Noun: <text:s text:c="11"/>raj (way of seeing)</text:p>
      <text:p text:style-name="P8"/>
      <text:p text:style-name="P8">-------------------</text:p>
      <text:p text:style-name="P8"/>
      <text:p text:style-name="P8"/>
      <text:p text:style-name="P8">Root Verb: <text:s text:c="9"/>TA (he gave)</text:p>
      <text:p text:style-name="P8"/>
      <text:p text:style-name="P8">Imperative: <text:s text:c="8"/>aghti (give) (sing)</text:p>
      <text:p text:style-name="P8"><text:s text:c="16"/>aghtu (give) (plur)</text:p>
      <text:p text:style-name="P8"/>
      <text:p text:style-name="P8">Present-Future: <text:s text:c="8"/>(jien) naghti (I give)</text:p>
      <text:p text:style-name="P8"><text:s text:c="16"/>(int) taghti (you give)</text:p>
      <text:p text:style-name="P8"><text:s text:c="16"/>(hu) jaghti (he gives)</text:p>
      <text:p text:style-name="P8"><text:s text:c="16"/>(hi) taghti (she gives)</text:p>
      <text:p text:style-name="P8"><text:s text:c="16"/>(ahna) naghtu (we give)</text:p>
      <text:p text:style-name="P8"><text:s text:c="16"/>(intom) taghtu (you give)</text:p>
      <text:p text:style-name="P8"><text:s text:c="16"/>(huma) jaghtu (they give)</text:p>
      <text:p text:style-name="P8"/>
      <text:p text:style-name="P8">Perfect: <text:s text:c="11"/>(jien) tajt (I gave)</text:p>
      <text:p text:style-name="P8"><text:s text:c="16"/>(int) tajt (you gave)</text:p>
      <text:p text:style-name="P8"><text:s text:c="16"/>(hu) ta (he gave)</text:p>
      <text:p text:style-name="P8"><text:s text:c="16"/>(hi) tat (she gave)</text:p>
      <text:p text:style-name="P8"><text:s text:c="16"/>(ahna) tajna (we gave)</text:p>
      <text:p text:style-name="P8"><text:s text:c="16"/>(intom) tajtu (you gave)</text:p>
      <text:p text:style-name="P8"><text:s text:c="16"/>(huma) taw (they gave)</text:p>
      <text:p text:style-name="P8"/>
      <text:p text:style-name="P8">Past Participle: <text:s text:c="7"/>moghti (m) moghtija (f) moghtijin (pl) (given)</text:p>
      <text:p text:style-name="P8"/>
      <text:p text:style-name="P8">Verbal Noun: <text:s text:c="11"/>ghati (act of giving), ghatja (donation)</text:p>
      <text:p text:style-name="P8"/>
      <text:p text:style-name="P8">------------------</text:p>
      <text:p text:style-name="P8"/>
      <text:p text:style-name="P8"/>
      <text:p text:style-name="P8">Root Verb: <text:s text:c="9"/>GIE (he came)</text:p>
      <text:p text:style-name="P8"/>
      <text:p text:style-name="P8">Imperative: <text:s text:c="8"/>ejja (come) (sing)</text:p>
      <text:p text:style-name="P8"><text:s text:c="16"/>ejjew (come) (plur)</text:p>
      <text:p text:style-name="P8"/>
      <text:p text:style-name="P8">Present-Future: <text:s text:c="8"/>(jien) nigi (I come)</text:p>
      <text:p text:style-name="P8"><text:s text:c="16"/>(int) tigi (you come)</text:p>
      <text:p text:style-name="P8"><text:s text:c="16"/>(hu) jigi (he comes)</text:p>
      <text:p text:style-name="P8"><text:s text:c="16"/>(hi) tigi (she comes)</text:p>
      <text:p text:style-name="P8"><text:s text:c="16"/>(ahna) nigu (we come)</text:p>
      <text:p text:style-name="P8"><text:s text:c="16"/>(intom) tigu (you come)</text:p>
      <text:p text:style-name="P8"><text:s text:c="28"/>(huma) jigu (they come)</text:p>
      <text:p text:style-name="P8"/>
      <text:p text:style-name="P8">Perfect: <text:s text:c="11"/>(jien) gejt (I came)</text:p>
      <text:p text:style-name="P8"><text:s text:c="16"/>(int) gejt (you came)</text:p>
      <text:p text:style-name="P8"><text:soft-page-break/><text:s text:c="16"/>(hu) gie (he came)</text:p>
      <text:p text:style-name="P8"><text:s text:c="16"/>(hi) giet (she came)</text:p>
      <text:p text:style-name="P8"><text:s text:c="16"/>(ahna) gejna (we came)</text:p>
      <text:p text:style-name="P8"><text:s text:c="16"/>(intom) gejtu (you came)</text:p>
      <text:p text:style-name="P8"><text:s text:c="16"/>(huma) gew (they came)</text:p>
      <text:p text:style-name="P8"/>
      <text:p text:style-name="P8">Past Participle: <text:s text:c="7"/>none</text:p>
      <text:p text:style-name="P8"/>
      <text:p text:style-name="P8">Verbal Noun: <text:s text:c="11"/>migja (arrival)</text:p>
      <text:p text:style-name="P8"/>
      <text:p text:style-name="P8">-------------------</text:p>
      <text:p text:style-name="P8"/>
      <text:p text:style-name="P8"/>
      <text:p text:style-name="P8">Root Verb: <text:s text:c="9"/>QAL (he said)</text:p>
      <text:p text:style-name="P8"/>
      <text:p text:style-name="P8">Imperative: <text:s text:c="8"/>ghid (say) (sing)</text:p>
      <text:p text:style-name="P8"><text:s text:c="16"/>ghidu (say) (plur)</text:p>
      <text:p text:style-name="P8"/>
      <text:p text:style-name="P8">Present-Future: <text:s text:c="8"/>(jien) nghid</text:p>
      <text:p text:style-name="P8"><text:s text:c="16"/>(int) tghid</text:p>
      <text:p text:style-name="P8"><text:s text:c="16"/>(hu) jghid</text:p>
      <text:p text:style-name="P8"><text:s text:c="16"/>(hi) tghid</text:p>
      <text:p text:style-name="P8"><text:s text:c="16"/>(ahna) nghidu</text:p>
      <text:p text:style-name="P8"><text:s text:c="16"/>(intom) tghidu</text:p>
      <text:p text:style-name="P8"><text:s text:c="16"/>(huma) jghidu</text:p>
      <text:p text:style-name="P8"/>
      <text:p text:style-name="P8">Perfect: <text:s text:c="11"/>(jien) ghidt</text:p>
      <text:p text:style-name="P8"><text:s text:c="16"/>(int) ghidt</text:p>
      <text:p text:style-name="P8"><text:s text:c="16"/>(hu) qal</text:p>
      <text:p text:style-name="P8"><text:s text:c="16"/>(hi) qalet</text:p>
      <text:p text:style-name="P8"><text:s text:c="16"/>(ahna) ghidna</text:p>
      <text:p text:style-name="P8"><text:s text:c="16"/>(intom) ghidtu</text:p>
      <text:p text:style-name="P8"><text:s text:c="16"/>(huma) qalu</text:p>
      <text:p text:style-name="P8"/>
      <text:p text:style-name="P8">Past Participle: <text:s text:c="7"/>none</text:p>
      <text:p text:style-name="P8"/>
      <text:p text:style-name="P8">Verbal Noun: <text:s text:c="11"/>ghajdut (act of saying)</text:p>
      <text:p text:style-name="P14"><text:line-break/></text:p>
      <text:h text:style-name="P9" text:outline-level="3"><text:bookmark-start text:name="the-verb-with-pronominal-suffixes"/>THE VERB WITH PRONOMINAL SUFFIXES<text:bookmark-end text:name="the-verb-with-pronominal-suffixes"/></text:h>
      <text:p text:style-name="P14"/>
      <text:h text:style-name="P9" text:outline-level="3"><text:bookmark-start text:name="direct-object-pronouns"/>DIRECT OBJECT PRONOUNS<text:bookmark-end text:name="direct-object-pronouns"/></text:h>
      <text:p text:style-name="P8"><text:s text:c="4"/>Singular <text:s text:c="15"/>Plural</text:p>
      <text:p text:style-name="P8"/>
      <text:p text:style-name="P8"><text:s text:c="4"/>-ni <text:s/>(me) <text:s text:c="14"/>-na <text:s/>(us)</text:p>
      <text:p text:style-name="P8"><text:s text:c="4"/>-k, -ok, -ek <text:s/>(you) <text:s text:c="8"/>-kom <text:s/>(you)</text:p>
      <text:p text:style-name="P8"><text:s text:c="4"/>-h, -u <text:s/>(him) <text:s text:c="14"/>-hom <text:s/>(them)</text:p>
      <text:p text:style-name="P8"><text:s text:c="4"/>-ha <text:s/>(her)</text:p>
      <text:p text:style-name="P8"/>
      <text:p text:style-name="P8"><text:soft-page-break/>habbni (he loved me) <text:s text:c="7"/>ittajpjahom (type them)</text:p>
      <text:p text:style-name="P8">talabha (he begged her) <text:s text:c="4"/>insietkom (she forgot you)</text:p>
      <text:p text:style-name="P8">uriha (show her) <text:s text:c="7"/>urina (show us)</text:p>
      <text:p text:style-name="P8">ibierkek (he blesses you) <text:s text:c="2"/>nammirakom (I admire you)</text:p>
      <text:p text:style-name="P8">hallieha (he left her) <text:s text:c="5"/>geghilhom (he compelled them)</text:p>
      <text:p text:style-name="P8">halliha (leave her) <text:s text:c="4"/>hallina (leave us)</text:p>
      <text:p text:style-name="P8">nsewh (they forgot him) <text:s text:c="4"/>bazzaghna (he frightened us)</text:p>
      <text:p text:style-name="P8">toboghdu (she hates him) <text:s text:c="3"/>hadhom (he took them)</text:p>
      <text:p text:style-name="P14"><text:line-break/></text:p>
      <text:h text:style-name="P9" text:outline-level="3"><text:bookmark-start text:name="indirect-object-pronouns"/>INDIRECT OBJECT PRONOUNS<text:bookmark-end text:name="indirect-object-pronouns"/></text:h>
      <text:p text:style-name="P8"><text:s text:c="4"/>Singular <text:s text:c="15"/>Plural</text:p>
      <text:p text:style-name="P8"/>
      <text:p text:style-name="P8"><text:s text:c="4"/>-li <text:s/>(to me) <text:s text:c="15"/>-lna <text:s/>(to us)</text:p>
      <text:p text:style-name="P8"><text:s text:c="4"/>-lek <text:s/>(to you) <text:s text:c="13"/>-lkom <text:s/>(to you)</text:p>
      <text:p text:style-name="P8"><text:s text:c="4"/>-lu <text:s/>(to him) <text:s text:c="14"/>-lhom <text:s/>(to them)</text:p>
      <text:p text:style-name="P8"><text:s text:c="4"/>-lha <text:s/>(to her)</text:p>
      <text:p text:style-name="P8"/>
      <text:p text:style-name="P8">kitbitli (she wrote to me) <text:s text:c="5"/>imlielna (he filled for us)</text:p>
      <text:p text:style-name="P8">bghattlek (I sent to you) <text:s text:c="6"/>qalilhom (he said to them)</text:p>
      <text:p text:style-name="P8">gabilha (he brought to her) <text:s text:c="4"/>bghattilkom (I sent to you)</text:p>
      <text:p text:style-name="P8">cempillu (call him) <text:s text:c="8"/>iktbulna (write to us)</text:p>
      <text:p text:style-name="P8">itfaghlha (throw to her) <text:s text:c="7"/>aqralhom (read to them)</text:p>
      <text:p text:style-name="P8">ghidtlek (I told you) <text:s text:c="10"/>ibaghtulna (send to us)</text:p>
      <text:p text:style-name="P8">geddidli (renew for me) <text:s text:c="8"/>garrejnilkom (we carried for you)</text:p>
      <text:p text:style-name="P8">iktbilha (write to her) <text:s text:c="8"/>ncemplilhom (I shall call them)</text:p>
      <text:p text:style-name="P14"><text:line-break/></text:p>
      <text:h text:style-name="P9" text:outline-level="3"><text:bookmark-start text:name="combined-direct-and-indirect-pronoun-objects"/>COMBINED DIRECT AND INDIRECT PRONOUN OBJECTS<text:bookmark-end text:name="combined-direct-and-indirect-pronoun-objects"/></text:h>
      <text:p text:style-name="P11">Note that direct pronoun object "-ha" changes to "-hie" when an indirect pronoun object is appended to it. Similarly, the direct pronoun object "-u" changes to "-hu" when it is followed by an indirect pronoun object.</text:p>
      <text:p text:style-name="P8"><text:s text:c="4"/>gabhulhom (he brought it/him to them)</text:p>
      <text:p text:style-name="P8"><text:s text:c="4"/>kitbuhielna (they wrote it to/for us)</text:p>
      <text:p text:style-name="P8"><text:s text:c="4"/>ibghatuhuli (send it/him to me)</text:p>
      <text:p text:style-name="P8"><text:s text:c="4"/>urihielu (show it/her to hm)</text:p>
      <text:p text:style-name="P8"><text:s text:c="4"/>aghmluhielna (do it for us)</text:p>
      <text:p text:style-name="P8"><text:s text:c="4"/>tibghathomlna (you will send them to us)</text:p>
      <text:p text:style-name="P8"><text:s text:c="4"/>hallihielhom (leave it for them)</text:p>
      <text:p text:style-name="P8"><text:s text:c="4"/>islifhomli (lend them to me)</text:p>
      <text:p text:style-name="P8"><text:s text:c="4"/>iktbuhulhom (write it to/for them)</text:p>
      <text:p text:style-name="P8"><text:s text:c="8"/>kissruhomlkom (they smashed them for you)</text:p>
      <text:p text:style-name="P14"><text:line-break/></text:p>
      <text:h text:style-name="P9" text:outline-level="3"><text:bookmark-start text:name="the-negative"/>THE NEGATIVE<text:bookmark-end text:name="the-negative"/></text:h>
      <text:p text:style-name="P11">The negative "not" in a statement is translated in Maltese by the particle "ma" ("m" <text:soft-page-break/>before a vowel, "h" or "gh") used before a verb in the present or perfect, to which is appended the particle "x" (short for xejn = nothing).</text:p>
      <text:p text:style-name="P8">A verb ending in <text:s/>"a" <text:s/>changes the vowel to <text:s/>"iex" <text:s/>in the negative.</text:p>
      <text:p text:style-name="P8"/>
      <text:p text:style-name="P8"><text:s text:c="4"/>Affirmative <text:s text:c="4"/>Negative</text:p>
      <text:p text:style-name="P8"/>
      <text:p text:style-name="P8"><text:s text:c="4"/>kiel <text:s text:c="11"/>ma kielx <text:s/>(he didnt eat)</text:p>
      <text:p text:style-name="P8"><text:s text:c="4"/>hija <text:s text:c="11"/>mhijiex <text:s/>(she isnt)</text:p>
      <text:p text:style-name="P8"><text:s text:c="4"/>ghandi <text:s text:c="9"/>mghandix <text:s/>(I dont have)</text:p>
      <text:p text:style-name="P8"><text:s text:c="4"/>dhalt <text:s text:c="10"/>ma dhaltx <text:s/>(I didnt go in)</text:p>
      <text:p text:style-name="P8"><text:s text:c="4"/>kitbitlu <text:s text:c="7"/>ma kitbitlux <text:s/>(she didnt write to him)</text:p>
      <text:p text:style-name="P8"><text:s text:c="4"/>gabhuli <text:s text:c="8"/>ma gabhulix <text:s/>(he didnt bring it to me)</text:p>
      <text:p text:style-name="P8"><text:s text:c="8"/>hedded <text:s text:c="9"/>mheddidx <text:s/>(he didnt threaten)</text:p>
      <text:p text:style-name="P8"/>
      <text:p text:style-name="P8">Following is the conjugation of the verbs to be <text:s/>and to have <text:s/>in the</text:p>
      <text:p text:style-name="P8">affirmative and negative forms in the Present tense.</text:p>
      <text:p text:style-name="P8"/>
      <text:p text:style-name="P8">Singular: <text:s text:c="2"/>jiena <text:s text:c="5"/>I am <text:s text:c="8"/>miniex <text:s/>I am not</text:p>
      <text:p text:style-name="P8"><text:s text:c="8"/>inti <text:s text:c="6"/>you are <text:s text:c="5"/>mintix <text:s/>you are not</text:p>
      <text:p text:style-name="P8"><text:s text:c="8"/>huwa <text:s text:c="6"/>he is <text:s text:c="7"/>mhuwiex he is not</text:p>
      <text:p text:style-name="P8"><text:s text:c="8"/>hija <text:s text:c="6"/>she is <text:s text:c="6"/>mhijiex she is not</text:p>
      <text:p text:style-name="P8"><text:s text:c="4"/></text:p>
      <text:p text:style-name="P8">Plural: <text:s text:c="4"/>ahna <text:s text:c="5"/>we are <text:s text:c="7"/>mahniex we are not</text:p>
      <text:p text:style-name="P8"><text:s text:c="8"/>intom <text:s text:c="4"/>you are <text:s text:c="6"/>mintomx you are not</text:p>
      <text:p text:style-name="P8"><text:s text:c="16"/>huma <text:s text:c="4"/>they are <text:s text:c="6"/>mhumiex they are not</text:p>
      <text:p text:style-name="P8"/>
      <text:p text:style-name="P8"/>
      <text:p text:style-name="P8"/>
      <text:p text:style-name="P8">Singular: <text:s text:c="2"/>ghandi <text:s/>I have <text:s text:c="5"/>mghandix <text:s/>I dont have</text:p>
      <text:p text:style-name="P8"><text:s text:c="8"/>ghandek you have <text:s text:c="3"/>mghandekx you dont have</text:p>
      <text:p text:style-name="P8"><text:s text:c="8"/>ghandu <text:s/>he has <text:s text:c="5"/>mghandux <text:s/>he doesnt have</text:p>
      <text:p text:style-name="P8"><text:s text:c="16"/>ghandha she has <text:s text:c="4"/>mghandhiex <text:s/>she doesnt have</text:p>
      <text:p text:style-name="P8"/>
      <text:p text:style-name="P8">Plural: <text:s text:c="4"/>ghandna we have <text:s text:c="4"/>mghandniex <text:s/>we dont have</text:p>
      <text:p text:style-name="P8"><text:s text:c="8"/>ghandkom you have <text:s text:c="2"/>mghandkomx you dont have</text:p>
      <text:p text:style-name="P8"><text:s text:c="16"/>ghandhom they have <text:s/>mghandhomx <text:s/>they dont have</text:p>
      <text:p text:style-name="P14"><text:line-break/></text:p>
      <text:h text:style-name="P9" text:outline-level="3"><text:bookmark-start text:name="the-conditional"/>THE CONDITIONAL<text:bookmark-end text:name="the-conditional"/></text:h>
      <text:p text:style-name="P11">In Maltese the conditional (expressed in English by would / should + verb) is conveyed by "kieku" (if) or "jekk" (if) followed by the Perfect or Present forms of the verb.</text:p>
      <text:p text:style-name="P8">The conditional is used to express:</text:p>
      <text:p text:style-name="P8"/>
      <text:p text:style-name="P8"><text:s text:c="4"/>a) what would occur under certain present or future conditions.</text:p>
      <text:p text:style-name="P8"/>
      <text:p text:style-name="P8"><text:s text:c="8"/>Jekk titbissmilha, tkellmek.</text:p>
      <text:p text:style-name="P8"><text:s text:c="8"/>(If you smile at her, she would speak to you).</text:p>
      <text:p text:style-name="P8"/>
      <text:p text:style-name="P8"><text:s text:c="8"/>Kieku nirbah il-lotterija, nixtri villa.</text:p>
      <text:p text:style-name="P8"><text:s text:c="8"/>(If I win the lottery, I would buy a villa).</text:p>
      <text:p text:style-name="P8"/>
      <text:p text:style-name="P8"><text:soft-page-break/></text:p>
      <text:p text:style-name="P8"><text:s text:c="4"/>b) what would have occurred if certain conditions had taken place.</text:p>
      <text:p text:style-name="P8"/>
      <text:p text:style-name="P8"><text:s text:c="8"/>Kieku stidintna, konna nigu.</text:p>
      <text:p text:style-name="P8"><text:s text:c="8"/>(If you had invited us, we would have come).</text:p>
      <text:p text:style-name="P8"/>
      <text:p text:style-name="P8"><text:s text:c="8"/>Il-partit ma kienx jirbah kieku ma kellux lider qawwi.</text:p>
      <text:p text:style-name="P8"><text:s text:c="8"/>(The party wouldnt have won had it not a strong leader).</text:p>
      <text:p text:style-name="P14"><text:line-break/></text:p>
      <text:h text:style-name="P9" text:outline-level="3"><text:bookmark-start text:name="the-future-tense"/>THE FUTURE TENSE<text:bookmark-end text:name="the-future-tense"/></text:h>
      <text:p text:style-name="P8">The conjugation of the verbs "to be" and "to have" is as follows:</text:p>
      <text:p text:style-name="P8"/>
      <text:p text:style-name="P8"><text:s text:c="4"/>(jien) inkun <text:s/>(I shall be) <text:s/>(jien) ikolli <text:s/>(I shall have)</text:p>
      <text:p text:style-name="P8"><text:s text:c="4"/>(int) tkun <text:s/>(you will be) <text:s text:c="2"/>(int) ikollok <text:s/>(you will have)</text:p>
      <text:p text:style-name="P8"><text:s text:c="4"/>(hu) jkun <text:s/>(he will be) <text:s text:c="4"/>(hu) jkollu <text:s/>(he will have)</text:p>
      <text:p text:style-name="P8"><text:s text:c="4"/>(hi) tkun <text:s/>(she will be) <text:s text:c="3"/>(hi) jkollha <text:s/>(she will have)</text:p>
      <text:p text:style-name="P8"/>
      <text:p text:style-name="P8"><text:s text:c="4"/>(ahna) nkunu <text:s/>(we shall be) (ahna) jkollna <text:s/>(we shall have)</text:p>
      <text:p text:style-name="P8"><text:s text:c="4"/>(intom) tkunu <text:s/>(you will be) <text:s text:c="3"/>(intom) ikollkom <text:s/>(you will have)</text:p>
      <text:p text:style-name="P8"><text:s text:c="4"/>(huma) jkunu <text:s/>(they will be) <text:s text:c="3"/>(huma) jkollhom <text:s/>(they will have)</text:p>
      <text:p text:style-name="P11">In Maltese, the Present tense conveys also the future. There are various particles and verbs which can combine with the Present Tense to express different nuances to a future idea.</text:p>
      <text:p text:style-name="P8"/>
      <text:p text:style-name="P8"><text:s text:c="4"/>a) <text:s text:c="2"/>"Ser", abbreviated for "sejjer" (m), "sejra" (f), "sejrin"</text:p>
      <text:p text:style-name="P8"><text:s text:c="9"/>(pl) going, expresses an action that is going to take place.</text:p>
      <text:p text:style-name="P8"/>
      <text:p text:style-name="P8"><text:s text:c="8"/>Il-gimgha d-diehla sejrin niccelebraw l-anniversarju </text:p>
      <text:p text:style-name="P8"><text:s text:c="8"/>taghna.</text:p>
      <text:p text:style-name="P8"><text:s text:c="8"/>(Next week we are going to celebrate our anniversary.)</text:p>
      <text:p text:style-name="P8"/>
      <text:p text:style-name="P8"><text:s text:c="8"/>Xser taghmel il-lejla?</text:p>
      <text:p text:style-name="P8"><text:s text:c="8"/>(What will you be doing this evening?)</text:p>
      <text:p text:style-name="P8"/>
      <text:p text:style-name="P8"><text:s text:c="4"/>b) <text:s text:c="2"/>"Ghad" expresses a future action, event or situation which</text:p>
      <text:p text:style-name="P8"><text:s text:c="9"/>may take place.</text:p>
      <text:p text:style-name="P8"/>
      <text:p text:style-name="P8"><text:s text:c="8"/>Ghad jigi zmien meta jiddispjacik.</text:p>
      <text:p text:style-name="P8"><text:s text:c="8"/>(A time will come when you will be sorry.)</text:p>
      <text:p text:style-name="P8"><text:s text:c="8"/></text:p>
      <text:p text:style-name="P8"><text:s text:c="8"/>Ma niskantax jekk ghad taghmel il-borra.</text:p>
      <text:p text:style-name="P8"><text:s text:c="8"/>(I wont be surprised if it may still snow.)</text:p>
      <text:p text:style-name="P8"/>
      <text:p text:style-name="P8"><text:s text:c="4"/>c) <text:s text:c="2"/>"Ha" indicates a deliberate future action.</text:p>
      <text:p text:style-name="P8"/>
      <text:p text:style-name="P8"><text:s text:c="8"/>Iddecidew li ha jahdmu flimkien.</text:p>
      <text:p text:style-name="P8"><text:s text:c="8"/>(They decided they will be working together.)</text:p>
      <text:p text:style-name="P8"/>
      <text:p text:style-name="P8"><text:s text:c="8"/>Ghada ha nara t-tabib tieghi.</text:p>
      <text:p text:style-name="P8"><text:s text:c="8"/>(Tomorrow Im going to see my doctor.)</text:p>
      <text:p text:style-name="P8"><text:soft-page-break/></text:p>
      <text:p text:style-name="P8"/>
      <text:p text:style-name="P8"><text:s text:c="4"/>d) <text:s text:c="2"/>The verb "ikollu" etc. <text:s/>followed by a conjugated verb in the</text:p>
      <text:p text:style-name="P8"><text:s text:c="13"/>Present expresses an idea of obligation.</text:p>
      <text:p text:style-name="P8"/>
      <text:p text:style-name="P8"><text:s text:c="8"/>Ikollna nirrisolvu din il-krizi.</text:p>
      <text:p text:style-name="P8"><text:s text:c="8"/>(We will have to resolve this crisis.)</text:p>
      <text:p text:style-name="P8"/>
      <text:p text:style-name="P8"><text:s text:c="8"/>Ser ikolli nixtri karozza ohra.</text:p>
      <text:p text:style-name="P8"><text:s text:c="8"/>(Im going to have to buy another car.)</text:p>
      <text:p text:style-name="P8"/>
      <text:p text:style-name="P8"><text:s text:c="4"/>e) <text:s text:c="2"/>The verb "ikun" etc. followed by a conjugated verb in the</text:p>
      <text:p text:style-name="P8"><text:s text:c="9"/>Present expresses an action expected to take place</text:p>
      <text:p text:style-name="P8"><text:s text:c="9"/>concurrently with an another action.</text:p>
      <text:p text:style-name="P8"/>
      <text:p text:style-name="P8"><text:s text:c="8"/>Meta tigi nkun nahdem fuq il-kompjuter.</text:p>
      <text:p text:style-name="P8"><text:s text:c="8"/>(I'll be working on the computer when you come.)</text:p>
      <text:p text:style-name="P8"><text:s text:c="4"/></text:p>
      <text:p text:style-name="P8"><text:s text:c="8"/>Liema belt se tkunu zzuru meta ahna nkunu Parigi?</text:p>
      <text:p text:style-name="P8"><text:s text:c="8"/>(Which city will you be visiting when we're in Paris?)</text:p>
      <text:p text:style-name="P14">-----------</text:p>
      <text:p text:style-name="P14"><text:span text:style-name="T1">(BASIC MALTESE GRAMMAR, Copyright © Grazio Falzon, South Bend, Indiana, USA, 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keyword/>
    <meta:initial-creator/>
    <dc:creator>Žāle Mottahedin</dc:creator>
    <meta:creation-date>2020-03-04T20:26:37Z</meta:creation-date>
    <dc:date>2020-03-04T21:29:33.207572895</dc:date>
    <meta:editing-duration>PT1M36S</meta:editing-duration>
    <meta:editing-cycles>2</meta:editing-cycles>
    <meta:document-statistic meta:table-count="0" meta:image-count="0" meta:object-count="0" meta:page-count="24" meta:paragraph-count="823" meta:word-count="4963" meta:character-count="37455" meta:non-whitespace-character-count="25563"/>
    <meta:user-defined meta:name="viewport">width=device-width, initial-scale=1</meta:user-defined>
  </office:meta>
</office:document-meta>
</file>